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ration_num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decision_tree</text:p>
          </table:table-cell>
          <table:table-cell office:value-type="string" calcext:value-type="string">
            <text:p>neural_n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64285714285714" calcext:value-type="float">
            <text:p>0.4642857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3913043478261" calcext:value-type="float">
            <text:p>0.1739130435</text:p>
          </table:table-cell>
          <table:table-cell table:number-columns-repeated="2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4324324324324" calcext:value-type="float">
            <text:p>0.3243243243</text:p>
          </table:table-cell>
          <table:table-cell table:number-columns-repeated="2" office:value-type="float" office:value="0.36734693877551" calcext:value-type="float">
            <text:p>0.3673469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2" office:value-type="float" office:value="0.466666666666667" calcext:value-type="float">
            <text:p>0.4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5714285714286" calcext:value-type="float">
            <text:p>0.2857142857</text:p>
          </table:table-cell>
          <table:table-cell table:number-columns-repeated="2" office:value-type="float" office:value="0.266666666666667" calcext:value-type="float">
            <text:p>0.2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94117647058823" calcext:value-type="float">
            <text:p>0.2941176471</text:p>
          </table:table-cell>
          <table:table-cell table:number-columns-repeated="2" office:value-type="float" office:value="0.297872340425532" calcext:value-type="float">
            <text:p>0.29787234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6206896551724" calcext:value-type="float">
            <text:p>0.5862068966</text:p>
          </table:table-cell>
          <table:table-cell office:value-type="float" office:value="0.507042253521127" calcext:value-type="float">
            <text:p>0.507042253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2" office:value-type="float" office:value="0.390243902439024" calcext:value-type="float">
            <text:p>0.3902439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382978723404255" calcext:value-type="float">
            <text:p>0.38297872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3636363636364" calcext:value-type="float">
            <text:p>0.3636363636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326530612244898" calcext:value-type="float">
            <text:p>0.3265306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0.363636363636364" calcext:value-type="float">
            <text:p>0.3636363636</text:p>
          </table:table-cell>
          <table:table-cell office:value-type="float" office:value="0.357142857142857" calcext:value-type="float">
            <text:p>0.35714285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1538461538462" calcext:value-type="float">
            <text:p>0.4615384615</text:p>
          </table:table-cell>
          <table:table-cell table:number-columns-repeated="2" office:value-type="float" office:value="0.470588235294118" calcext:value-type="float">
            <text:p>0.47058823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8421052631579" calcext:value-type="float">
            <text:p>0.3684210526</text:p>
          </table:table-cell>
          <table:table-cell office:value-type="float" office:value="0.538461538461538" calcext:value-type="float">
            <text:p>0.5384615385</text:p>
          </table:table-cell>
          <table:table-cell office:value-type="float" office:value="0.528301886792453" calcext:value-type="float">
            <text:p>0.52830188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304347826086956" calcext:value-type="float">
            <text:p>0.30434782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0526315789474" calcext:value-type="float">
            <text:p>0.2105263158</text:p>
          </table:table-cell>
          <table:table-cell table:number-columns-repeated="2"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217391304347826" calcext:value-type="float">
            <text:p>0.21739130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390243902439024" calcext:value-type="float">
            <text:p>0.3902439024</text:p>
          </table:table-cell>
          <table:table-cell office:value-type="float" office:value="0.380952380952381" calcext:value-type="float">
            <text:p>0.3809523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1212121212121" calcext:value-type="float">
            <text:p>0.1212121212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68085106382979" calcext:value-type="float">
            <text:p>0.4680851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227272727272727" calcext:value-type="float">
            <text:p>0.22727272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5862068965517" calcext:value-type="float">
            <text:p>0.275862069</text:p>
          </table:table-cell>
          <table:table-cell table:number-columns-repeated="2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40740740740741" calcext:value-type="float">
            <text:p>0.0740740741</text:p>
          </table:table-cell>
          <table:table-cell table:number-columns-repeated="2" office:value-type="float" office:value="0.0930232558139535" calcext:value-type="float">
            <text:p>0.09302325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5" calcext:value-type="float">
            <text:p>0.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7142857142857" calcext:value-type="float">
            <text:p>0.3571428571</text:p>
          </table:table-cell>
          <table:table-cell table:number-columns-repeated="2" office:value-type="float" office:value="0.277777777777778" calcext:value-type="float">
            <text:p>0.2777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6896551724138" calcext:value-type="float">
            <text:p>0.2068965517</text:p>
          </table:table-cell>
          <table:table-cell table:number-columns-repeated="2" office:value-type="float" office:value="0.162162162162162" calcext:value-type="float">
            <text:p>0.16216216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2258064516129" calcext:value-type="float">
            <text:p>0.3225806452</text:p>
          </table:table-cell>
          <table:table-cell office:value-type="float" office:value="0.307692307692308" calcext:value-type="float">
            <text:p>0.3076923077</text:p>
          </table:table-cell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5714285714286" calcext:value-type="float">
            <text:p>0.2857142857</text:p>
          </table:table-cell>
          <table:table-cell table:number-columns-repeated="2" office:value-type="float" office:value="0.266666666666667" calcext:value-type="float">
            <text:p>0.2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2" office:value-type="float" office:value="0.378947368421053" calcext:value-type="float">
            <text:p>0.37894736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69565217391304" calcext:value-type="float">
            <text:p>0.0869565217</text:p>
          </table:table-cell>
          <table:table-cell office:value-type="float" office:value="0.190476190476191" calcext:value-type="float">
            <text:p>0.1904761905</text:p>
          </table:table-cell>
          <table:table-cell office:value-type="float" office:value="0.227272727272727" calcext:value-type="float">
            <text:p>0.22727272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28571428571429" calcext:value-type="float">
            <text:p>0.2285714286</text:p>
          </table:table-cell>
          <table:table-cell table:number-columns-repeated="2" office:value-type="float" office:value="0.210526315789474" calcext:value-type="float">
            <text:p>0.21052631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30769230769231" calcext:value-type="float">
            <text:p>0.2307692308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0.31578947368421" calcext:value-type="float">
            <text:p>0.31578947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216216216216216" calcext:value-type="float">
            <text:p>0.21621621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88888888888889" calcext:value-type="float">
            <text:p>0.3888888889</text:p>
          </table:table-cell>
          <table:table-cell table:number-columns-repeated="2" office:value-type="float" office:value="0.290909090909091" calcext:value-type="float">
            <text:p>0.29090909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" calcext:value-type="float">
            <text:p>0.25</text:p>
          </table:table-cell>
          <table:table-cell office:value-type="float" office:value="0.326530612244898" calcext:value-type="float">
            <text:p>0.326530612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84615384615385" calcext:value-type="float">
            <text:p>0.3846153846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277777777777778" calcext:value-type="float">
            <text:p>0.2777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0.538461538461538" calcext:value-type="float">
            <text:p>0.53846153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87804878048781" calcext:value-type="float">
            <text:p>0.487804878</text:p>
          </table:table-cell>
          <table:table-cell table:number-columns-repeated="2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66666666666667" calcext:value-type="float">
            <text:p>0.2666666667</text:p>
          </table:table-cell>
          <table:table-cell table:number-columns-repeated="2" office:value-type="float" office:value="0.163265306122449" calcext:value-type="float">
            <text:p>0.16326530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61538461538462" calcext:value-type="float">
            <text:p>0.4615384615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52941176470588" calcext:value-type="float">
            <text:p>0.3529411765</text:p>
          </table:table-cell>
          <table:table-cell table:number-columns-repeated="2" office:value-type="float" office:value="0.266666666666667" calcext:value-type="float">
            <text:p>0.2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81818181818182" calcext:value-type="float">
            <text:p>0.1818181818</text:p>
          </table:table-cell>
          <table:table-cell table:number-columns-repeated="2"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2" calcext:value-type="float">
            <text:p>0.32</text:p>
          </table:table-cell>
          <table:table-cell office:value-type="float" office:value="0.208333333333333" calcext:value-type="float">
            <text:p>0.2083333333</text:p>
          </table:table-cell>
          <table:table-cell office:value-type="float" office:value="0.192307692307692" calcext:value-type="float">
            <text:p>0.19230769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42424242424242" calcext:value-type="float">
            <text:p>0.24242424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5" calcext:value-type="float">
            <text:p>0.35</text:p>
          </table:table-cell>
          <table:table-cell office:value-type="float" office:value="0.26865671641791" calcext:value-type="float">
            <text:p>0.2686567164</text:p>
          </table:table-cell>
          <table:table-cell office:value-type="float" office:value="0.243243243243243" calcext:value-type="float">
            <text:p>0.24324324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90476190476191" calcext:value-type="float">
            <text:p>0.190476190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0.222222222222222" calcext:value-type="float">
            <text:p>0.2222222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88888888888889" calcext:value-type="float">
            <text:p>0.38888888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07692307692308" calcext:value-type="float">
            <text:p>0.3076923077</text:p>
          </table:table-cell>
          <table:table-cell table:number-columns-repeated="2" office:value-type="float" office:value="0.27027027027027" calcext:value-type="float">
            <text:p>0.27027027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25531914893617" calcext:value-type="float">
            <text:p>0.25531914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136363636363636" calcext:value-type="float">
            <text:p>0.1363636364</text:p>
          </table:table-cell>
          <table:table-cell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3636363636364" calcext:value-type="float">
            <text:p>0.3636363636</text:p>
          </table:table-cell>
          <table:table-cell office:value-type="float" office:value="0.387096774193548" calcext:value-type="float">
            <text:p>0.3870967742</text:p>
          </table:table-cell>
          <table:table-cell office:value-type="float" office:value="0.363636363636364" calcext:value-type="float">
            <text:p>0.36363636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05128205128205" calcext:value-type="float">
            <text:p>0.2051282051</text:p>
          </table:table-cell>
          <table:table-cell table:number-columns-repeated="2" office:value-type="float" office:value="0.346153846153846" calcext:value-type="float">
            <text:p>0.34615384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28571428571429" calcext:value-type="float">
            <text:p>0.2285714286</text:p>
          </table:table-cell>
          <table:table-cell table:number-columns-repeated="2" office:value-type="float" office:value="0.360655737704918" calcext:value-type="float">
            <text:p>0.36065573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296296296296296" calcext:value-type="float">
            <text:p>0.29629629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72727272727273" calcext:value-type="float">
            <text:p>0.2727272727</text:p>
          </table:table-cell>
          <table:table-cell office:value-type="float" office:value="0.275862068965517" calcext:value-type="float">
            <text:p>0.27586206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4615384615385" calcext:value-type="float">
            <text:p>0.3846153846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0.416666666666667" calcext:value-type="float">
            <text:p>0.41666666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848484848" calcext:value-type="float">
            <text:p>0.4848484848</text:p>
          </table:table-cell>
          <table:table-cell table:number-columns-repeated="2" office:value-type="float" office:value="0.4444444444" calcext:value-type="float">
            <text:p>0.44444444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" calcext:value-type="float">
            <text:p>0.32</text:p>
          </table:table-cell>
          <table:table-cell office:value-type="float" office:value="0.1454545455" calcext:value-type="float">
            <text:p>0.1454545455</text:p>
          </table:table-cell>
          <table:table-cell office:value-type="float" office:value="0.1379310345" calcext:value-type="float">
            <text:p>0.13793103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307692308" calcext:value-type="float">
            <text:p>0.2307692308</text:p>
          </table:table-cell>
          <table:table-cell table:number-columns-repeated="2" office:value-type="float" office:value="0.3157894737" calcext:value-type="float">
            <text:p>0.31578947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2352941176" calcext:value-type="float">
            <text:p>0.23529411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294117647" calcext:value-type="float">
            <text:p>0.5294117647</text:p>
          </table:table-cell>
          <table:table-cell office:value-type="float" office:value="0.3582089552" calcext:value-type="float">
            <text:p>0.3582089552</text:p>
          </table:table-cell>
          <table:table-cell office:value-type="float" office:value="0.3768115942" calcext:value-type="float">
            <text:p>0.37681159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083333333" calcext:value-type="float">
            <text:p>0.2083333333</text:p>
          </table:table-cell>
          <table:table-cell table:number-columns-repeated="2" office:value-type="float" office:value="0.3666666667" calcext:value-type="float">
            <text:p>0.3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379310345" calcext:value-type="float">
            <text:p>0.1379310345</text:p>
          </table:table-cell>
          <table:table-cell office:value-type="float" office:value="0.2127659574" calcext:value-type="float">
            <text:p>0.2127659574</text:p>
          </table:table-cell>
          <table:table-cell office:value-type="float" office:value="0.2448979592" calcext:value-type="float">
            <text:p>0.24489795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068965517" calcext:value-type="float">
            <text:p>0.20689655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office:value-type="float" office:value="0.3225806452" calcext:value-type="float">
            <text:p>0.3225806452</text:p>
          </table:table-cell>
          <table:table-cell office:value-type="float" office:value="0.2739726027" calcext:value-type="float">
            <text:p>0.27397260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6" calcext:value-type="float">
            <text:p>0.16</text:p>
          </table:table-cell>
          <table:table-cell office:value-type="float" office:value="0.1621621622" calcext:value-type="float">
            <text:p>0.1621621622</text:p>
          </table:table-cell>
          <table:table-cell office:value-type="float" office:value="0.1538461538" calcext:value-type="float">
            <text:p>0.15384615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583333333" calcext:value-type="float">
            <text:p>0.4583333333</text:p>
          </table:table-cell>
          <table:table-cell table:number-columns-repeated="2" office:value-type="float" office:value="0.2692307692" calcext:value-type="float">
            <text:p>0.26923076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1764705882" calcext:value-type="float">
            <text:p>0.1764705882</text:p>
          </table:table-cell>
          <table:table-cell office:value-type="float" office:value="0.1578947368" calcext:value-type="float">
            <text:p>0.15789473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790697674" calcext:value-type="float">
            <text:p>0.2790697674</text:p>
          </table:table-cell>
          <table:table-cell office:value-type="float" office:value="0.4285714286" calcext:value-type="float">
            <text:p>0.4285714286</text:p>
          </table:table-cell>
          <table:table-cell office:value-type="float" office:value="0.4507042254" calcext:value-type="float">
            <text:p>0.45070422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545454545" calcext:value-type="float">
            <text:p>0.4545454545</text:p>
          </table:table-cell>
          <table:table-cell office:value-type="float" office:value="0.4516129032" calcext:value-type="float">
            <text:p>0.4516129032</text:p>
          </table:table-cell>
          <table:table-cell office:value-type="float" office:value="0.4242424242" calcext:value-type="float">
            <text:p>0.42424242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076923077" calcext:value-type="float">
            <text:p>0.3076923077</text:p>
          </table:table-cell>
          <table:table-cell office:value-type="float" office:value="0.2162162162" calcext:value-type="float">
            <text:p>0.216216216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8" calcext:value-type="float">
            <text:p>0.08</text:p>
          </table:table-cell>
          <table:table-cell office:value-type="float" office:value="0.2285714286" calcext:value-type="float">
            <text:p>0.2285714286</text:p>
          </table:table-cell>
          <table:table-cell office:value-type="float" office:value="0.2051282051" calcext:value-type="float">
            <text:p>0.20512820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857142857" calcext:value-type="float">
            <text:p>0.2857142857</text:p>
          </table:table-cell>
          <table:table-cell table:number-columns-repeated="2" office:value-type="float" office:value="0.4102564103" calcext:value-type="float">
            <text:p>0.41025641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935483871" calcext:value-type="float">
            <text:p>0.1935483871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3265306122" calcext:value-type="float">
            <text:p>0.3265306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545454545" calcext:value-type="float">
            <text:p>0.4545454545</text:p>
          </table:table-cell>
          <table:table-cell table:number-columns-repeated="2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5172413793" calcext:value-type="float">
            <text:p>0.5172413793</text:p>
          </table:table-cell>
          <table:table-cell office:value-type="float" office:value="0.5084745763" calcext:value-type="float">
            <text:p>0.50847457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14285714" calcext:value-type="float">
            <text:p>0.0714285714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0.1481481481" calcext:value-type="float">
            <text:p>0.14814814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46153846" calcext:value-type="float">
            <text:p>0.3846153846</text:p>
          </table:table-cell>
          <table:table-cell office:value-type="float" office:value="0.4" calcext:value-type="float">
            <text:p>0.4</text:p>
          </table:table-cell>
          <table:table-cell office:value-type="float" office:value="0.3902439024" calcext:value-type="float">
            <text:p>0.39024390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242424242" calcext:value-type="float">
            <text:p>0.4242424242</text:p>
          </table:table-cell>
          <table:table-cell office:value-type="float" office:value="0.28" calcext:value-type="float">
            <text:p>0.28</text:p>
          </table:table-cell>
          <table:table-cell office:value-type="float" office:value="0.2641509434" calcext:value-type="float">
            <text:p>0.26415094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242424242" calcext:value-type="float">
            <text:p>0.4242424242</text:p>
          </table:table-cell>
          <table:table-cell office:value-type="float" office:value="0.6222222222" calcext:value-type="float">
            <text:p>0.6222222222</text:p>
          </table:table-cell>
          <table:table-cell office:value-type="float" office:value="0.5833333333" calcext:value-type="float">
            <text:p>0.58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1379310345" calcext:value-type="float">
            <text:p>0.13793103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2264150943" calcext:value-type="float">
            <text:p>0.22641509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2777777778" calcext:value-type="float">
            <text:p>0.27777777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243243243" calcext:value-type="float">
            <text:p>0.3243243243</text:p>
          </table:table-cell>
          <table:table-cell office:value-type="float" office:value="0.406779661" calcext:value-type="float">
            <text:p>0.406779661</text:p>
          </table:table-cell>
          <table:table-cell office:value-type="float" office:value="0.393442623" calcext:value-type="float">
            <text:p>0.3934426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636363636" calcext:value-type="float">
            <text:p>0.3636363636</text:p>
          </table:table-cell>
          <table:table-cell office:value-type="float" office:value="0.3555555556" calcext:value-type="float">
            <text:p>0.35555555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777777778" calcext:value-type="float">
            <text:p>0.1777777778</text:p>
          </table:table-cell>
          <table:table-cell office:value-type="float" office:value="0.170212766" calcext:value-type="float">
            <text:p>0.1702127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7894737" calcext:value-type="float">
            <text:p>0.3157894737</text:p>
          </table:table-cell>
          <table:table-cell office:value-type="float" office:value="0.6428571429" calcext:value-type="float">
            <text:p>0.6428571429</text:p>
          </table:table-cell>
          <table:table-cell office:value-type="float" office:value="0.6315789474" calcext:value-type="float">
            <text:p>0.63157894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333333333" calcext:value-type="float">
            <text:p>0.1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0.0952380952" calcext:value-type="float">
            <text:p>0.09523809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424242424" calcext:value-type="float">
            <text:p>0.2424242424</text:p>
          </table:table-cell>
          <table:table-cell table:number-columns-repeated="2" office:value-type="float" office:value="0.4074074074" calcext:value-type="float">
            <text:p>0.40740740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615384615" calcext:value-type="float">
            <text:p>0.4615384615</text:p>
          </table:table-cell>
          <table:table-cell office:value-type="float" office:value="0.3076923077" calcext:value-type="float">
            <text:p>0.3076923077</text:p>
          </table:table-cell>
          <table:table-cell office:value-type="float" office:value="0.3720930233" calcext:value-type="float">
            <text:p>0.37209302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3859649123" calcext:value-type="float">
            <text:p>0.3859649123</text:p>
          </table:table-cell>
          <table:table-cell office:value-type="float" office:value="0.3793103448" calcext:value-type="float">
            <text:p>0.37931034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176470588" calcext:value-type="float">
            <text:p>0.1176470588</text:p>
          </table:table-cell>
          <table:table-cell office:value-type="float" office:value="0.1739130435" calcext:value-type="float">
            <text:p>0.1739130435</text:p>
          </table:table-cell>
          <table:table-cell office:value-type="float" office:value="0.170212766" calcext:value-type="float">
            <text:p>0.1702127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.5882352941" calcext:value-type="float">
            <text:p>0.5882352941</text:p>
          </table:table-cell>
          <table:table-cell office:value-type="float" office:value="0.5714285714" calcext:value-type="float">
            <text:p>0.57142857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62962963" calcext:value-type="float">
            <text:p>0.2962962963</text:p>
          </table:table-cell>
          <table:table-cell office:value-type="float" office:value="0.3928571429" calcext:value-type="float">
            <text:p>0.3928571429</text:p>
          </table:table-cell>
          <table:table-cell office:value-type="float" office:value="0.3793103448" calcext:value-type="float">
            <text:p>0.37931034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545454545" calcext:value-type="float">
            <text:p>0.4545454545</text:p>
          </table:table-cell>
          <table:table-cell table:number-columns-repeated="2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739130435" calcext:value-type="float">
            <text:p>0.1739130435</text:p>
          </table:table-cell>
          <table:table-cell office:value-type="float" office:value="0.1935483871" calcext:value-type="float">
            <text:p>0.1935483871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12820513" calcext:value-type="float">
            <text:p>0.0512820513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24" calcext:value-type="float">
            <text:p>0.24</text:p>
          </table:table-cell>
          <table:table-cell office:value-type="float" office:value="0.2307692308" calcext:value-type="float">
            <text:p>0.23076923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424242424" calcext:value-type="float">
            <text:p>0.2424242424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0.4081632653" calcext:value-type="float">
            <text:p>0.408163265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935483871" calcext:value-type="float">
            <text:p>0.193548387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92307692" calcext:value-type="float">
            <text:p>0.36923076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1538461538" calcext:value-type="float">
            <text:p>0.15384615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307692308" calcext:value-type="float">
            <text:p>0.23076923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87804878" calcext:value-type="float">
            <text:p>0.487804878</text:p>
          </table:table-cell>
          <table:table-cell office:value-type="float" office:value="0.5084745763" calcext:value-type="float">
            <text:p>0.5084745763</text:p>
          </table:table-cell>
          <table:table-cell office:value-type="float" office:value="0.4838709677" calcext:value-type="float">
            <text:p>0.48387096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076923077" calcext:value-type="float">
            <text:p>0.3076923077</text:p>
          </table:table-cell>
          <table:table-cell office:value-type="float" office:value="0.2040816327" calcext:value-type="float">
            <text:p>0.204081632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0.3414634146" calcext:value-type="float">
            <text:p>0.3414634146</text:p>
          </table:table-cell>
          <table:table-cell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290322581" calcext:value-type="float">
            <text:p>0.1290322581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333333333" calcext:value-type="float">
            <text:p>0.1333333333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1538461538" calcext:value-type="float">
            <text:p>0.15384615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727272727" calcext:value-type="float">
            <text:p>0.2727272727</text:p>
          </table:table-cell>
          <table:table-cell office:value-type="float" office:value="0.2962962963" calcext:value-type="float">
            <text:p>0.2962962963</text:p>
          </table:table-cell>
          <table:table-cell office:value-type="float" office:value="0.3428571429" calcext:value-type="float">
            <text:p>0.34285714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46153846" calcext:value-type="float">
            <text:p>0.3846153846</text:p>
          </table:table-cell>
          <table:table-cell table:number-columns-repeated="2" office:value-type="float" office:value="0.303030303" calcext:value-type="float">
            <text:p>0.3030303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333333333" calcext:value-type="float">
            <text:p>0.1333333333</text:p>
          </table:table-cell>
          <table:table-cell office:value-type="float" office:value="0.2448979592" calcext:value-type="float">
            <text:p>0.244897959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263157895" calcext:value-type="float">
            <text:p>0.5263157895</text:p>
          </table:table-cell>
          <table:table-cell office:value-type="float" office:value="0.52" calcext:value-type="float">
            <text:p>0.52</text:p>
          </table:table-cell>
          <table:table-cell office:value-type="float" office:value="0.5098039216" calcext:value-type="float">
            <text:p>0.50980392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405405405" calcext:value-type="float">
            <text:p>0.5405405405</text:p>
          </table:table-cell>
          <table:table-cell office:value-type="float" office:value="0.5573770492" calcext:value-type="float">
            <text:p>0.5573770492</text:p>
          </table:table-cell>
          <table:table-cell office:value-type="float" office:value="0.5396825397" calcext:value-type="float">
            <text:p>0.539682539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0.1951219512" calcext:value-type="float">
            <text:p>0.1951219512</text:p>
          </table:table-cell>
          <table:table-cell office:value-type="float" office:value="0.2272727273" calcext:value-type="float">
            <text:p>0.22727272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2424242424" calcext:value-type="float">
            <text:p>0.2424242424</text:p>
          </table:table-cell>
          <table:table-cell office:value-type="float" office:value="0.358974359" calcext:value-type="float">
            <text:p>0.3589743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904761905" calcext:value-type="float">
            <text:p>0.1904761905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2580645161" calcext:value-type="float">
            <text:p>0.25806451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2" calcext:value-type="float">
            <text:p>0.32</text:p>
          </table:table-cell>
          <table:table-cell office:value-type="float" office:value="0.3157894737" calcext:value-type="float">
            <text:p>0.3157894737</text:p>
          </table:table-cell>
          <table:table-cell office:value-type="float" office:value="0.3076923077" calcext:value-type="float">
            <text:p>0.30769230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142857143" calcext:value-type="float">
            <text:p>0.2142857143</text:p>
          </table:table-cell>
          <table:table-cell table:number-columns-repeated="2" office:value-type="float" office:value="0.3555555556" calcext:value-type="float">
            <text:p>0.35555555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142857143" calcext:value-type="float">
            <text:p>0.31428571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3846153846" calcext:value-type="float">
            <text:p>0.3846153846</text:p>
          </table:table-cell>
          <table:table-cell office:value-type="float" office:value="0.3773584906" calcext:value-type="float">
            <text:p>0.37735849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818181818" calcext:value-type="float">
            <text:p>0.1818181818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29411765" calcext:value-type="float">
            <text:p>0.35294117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043478261" calcext:value-type="float">
            <text:p>0.3043478261</text:p>
          </table:table-cell>
          <table:table-cell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.3529411765" calcext:value-type="float">
            <text:p>0.35294117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20930233" calcext:value-type="float">
            <text:p>0.3720930233</text:p>
          </table:table-cell>
          <table:table-cell table:number-columns-repeated="2" office:value-type="float" office:value="0.3214285714" calcext:value-type="float">
            <text:p>0.32142857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529411765" calcext:value-type="float">
            <text:p>0.3529411765</text:p>
          </table:table-cell>
          <table:table-cell table:number-columns-repeated="2" office:value-type="float" office:value="0.4642857143" calcext:value-type="float">
            <text:p>0.46428571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076923077" calcext:value-type="float">
            <text:p>0.3076923077</text:p>
          </table:table-cell>
          <table:table-cell table:number-columns-repeated="2" office:value-type="float" office:value="0.511627907" calcext:value-type="float">
            <text:p>0.5116279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529411765" calcext:value-type="float">
            <text:p>0.3529411765</text:p>
          </table:table-cell>
          <table:table-cell table:number-columns-repeated="2" office:value-type="float" office:value="0.4347826087" calcext:value-type="float">
            <text:p>0.43478260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1363636364" calcext:value-type="float">
            <text:p>0.13636363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290322581" calcext:value-type="float">
            <text:p>0.1290322581</text:p>
          </table:table-cell>
          <table:table-cell table:number-columns-repeated="2" office:value-type="float" office:value="0.1860465116" calcext:value-type="float">
            <text:p>0.18604651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666666667" calcext:value-type="float">
            <text:p>0.16666666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714285714" calcext:value-type="float">
            <text:p>0.5714285714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904761905" calcext:value-type="float">
            <text:p>0.19047619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333333333" calcext:value-type="float">
            <text:p>0.1333333333</text:p>
          </table:table-cell>
          <table:table-cell table:number-columns-repeated="2" office:value-type="float" office:value="0.0869565217" calcext:value-type="float">
            <text:p>0.08695652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84210526" calcext:value-type="float">
            <text:p>0.3684210526</text:p>
          </table:table-cell>
          <table:table-cell office:value-type="float" office:value="0.32" calcext:value-type="float">
            <text:p>0.32</text:p>
          </table:table-cell>
          <table:table-cell office:value-type="float" office:value="0.2909090909" calcext:value-type="float">
            <text:p>0.29090909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580645161" calcext:value-type="float">
            <text:p>0.2580645161</text:p>
          </table:table-cell>
          <table:table-cell office:value-type="float" office:value="0.1904761905" calcext:value-type="float">
            <text:p>0.1904761905</text:p>
          </table:table-cell>
          <table:table-cell office:value-type="float" office:value="0.1860465116" calcext:value-type="float">
            <text:p>0.18604651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4736842105" calcext:value-type="float">
            <text:p>0.47368421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5" calcext:value-type="float">
            <text:p>0.375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53191489" calcext:value-type="float">
            <text:p>0.25531914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" calcext:value-type="float">
            <text:p>0.3</text:p>
          </table:table-cell>
          <table:table-cell office:value-type="float" office:value="0.2903225806" calcext:value-type="float">
            <text:p>0.2903225806</text:p>
          </table:table-cell>
          <table:table-cell office:value-type="float" office:value="0.2769230769" calcext:value-type="float">
            <text:p>0.27692307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28571429" calcext:value-type="float">
            <text:p>0.3428571429</text:p>
          </table:table-cell>
          <table:table-cell office:value-type="float" office:value="0.48" calcext:value-type="float">
            <text:p>0.48</text:p>
          </table:table-cell>
          <table:table-cell office:value-type="float" office:value="0.5185185185" calcext:value-type="float">
            <text:p>0.51851851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4705882353" calcext:value-type="float">
            <text:p>0.4705882353</text:p>
          </table:table-cell>
          <table:table-cell office:value-type="float" office:value="0.4615384615" calcext:value-type="float">
            <text:p>0.46153846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608695652" calcext:value-type="float">
            <text:p>0.2608695652</text:p>
          </table:table-cell>
          <table:table-cell table:number-columns-repeated="2" office:value-type="float" office:value="0.275862069" calcext:value-type="float">
            <text:p>0.2758620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3404255319" calcext:value-type="float">
            <text:p>0.3404255319</text:p>
          </table:table-cell>
          <table:table-cell office:value-type="float" office:value="0.3265306122" calcext:value-type="float">
            <text:p>0.32653061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2777777778" calcext:value-type="float">
            <text:p>0.27777777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705882353" calcext:value-type="float">
            <text:p>0.4705882353</text:p>
          </table:table-cell>
          <table:table-cell office:value-type="float" office:value="0.4347826087" calcext:value-type="float">
            <text:p>0.4347826087</text:p>
          </table:table-cell>
          <table:table-cell office:value-type="float" office:value="0.4680851064" calcext:value-type="float">
            <text:p>0.46808510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517241379" calcext:value-type="float">
            <text:p>0.5517241379</text:p>
          </table:table-cell>
          <table:table-cell table:number-columns-repeated="2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764705882" calcext:value-type="float">
            <text:p>0.1764705882</text:p>
          </table:table-cell>
          <table:table-cell table:number-columns-repeated="2" office:value-type="float" office:value="0.3137254902" calcext:value-type="float">
            <text:p>0.31372549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783783784" calcext:value-type="float">
            <text:p>0.3783783784</text:p>
          </table:table-cell>
          <table:table-cell office:value-type="float" office:value="0.5283018868" calcext:value-type="float">
            <text:p>0.5283018868</text:p>
          </table:table-cell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714285714" calcext:value-type="float">
            <text:p>0.1714285714</text:p>
          </table:table-cell>
          <table:table-cell office:value-type="float" office:value="0.2807017544" calcext:value-type="float">
            <text:p>0.2807017544</text:p>
          </table:table-cell>
          <table:table-cell office:value-type="float" office:value="0.262295082" calcext:value-type="float">
            <text:p>0.2622950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783783784" calcext:value-type="float">
            <text:p>0.37837837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.2222222222" calcext:value-type="float">
            <text:p>0.2222222222</text:p>
          </table:table-cell>
          <table:table-cell office:value-type="float" office:value="0.2105263158" calcext:value-type="float">
            <text:p>0.21052631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818181818" calcext:value-type="float">
            <text:p>0.1818181818</text:p>
          </table:table-cell>
          <table:table-cell table:number-columns-repeated="2" office:value-type="float" office:value="0.1025641026" calcext:value-type="float">
            <text:p>0.10256410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428571429" calcext:value-type="float">
            <text:p>0.3428571429</text:p>
          </table:table-cell>
          <table:table-cell table:number-columns-repeated="2" office:value-type="float" office:value="0.3673469388" calcext:value-type="float">
            <text:p>0.36734693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571428571" calcext:value-type="float">
            <text:p>0.45714285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076923077" calcext:value-type="float">
            <text:p>0.3076923077</text:p>
          </table:table-cell>
          <table:table-cell office:value-type="float" office:value="0.4680851064" calcext:value-type="float">
            <text:p>0.4680851064</text:p>
          </table:table-cell>
          <table:table-cell office:value-type="float" office:value="0.5384615385" calcext:value-type="float">
            <text:p>0.53846153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3939393939" calcext:value-type="float">
            <text:p>0.39393939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684210526" calcext:value-type="float">
            <text:p>0.3684210526</text:p>
          </table:table-cell>
          <table:table-cell office:value-type="float" office:value="0.3265306122" calcext:value-type="float">
            <text:p>0.3265306122</text:p>
          </table:table-cell>
          <table:table-cell office:value-type="float" office:value="0.3018867925" calcext:value-type="float">
            <text:p>0.30188679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051282051" calcext:value-type="float">
            <text:p>0.2051282051</text:p>
          </table:table-cell>
          <table:table-cell table:number-columns-repeated="2" office:value-type="float" office:value="0.3492063492" calcext:value-type="float">
            <text:p>0.34920634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428571429" calcext:value-type="float">
            <text:p>0.1428571429</text:p>
          </table:table-cell>
          <table:table-cell table:number-columns-repeated="2" office:value-type="float" office:value="0.2777777778" calcext:value-type="float">
            <text:p>0.27777777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117647059" calcext:value-type="float">
            <text:p>0.4117647059</text:p>
          </table:table-cell>
          <table:table-cell office:value-type="float" office:value="0.3673469388" calcext:value-type="float">
            <text:p>0.3673469388</text:p>
          </table:table-cell>
          <table:table-cell office:value-type="float" office:value="0.3529411765" calcext:value-type="float">
            <text:p>0.35294117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076923077" calcext:value-type="float">
            <text:p>0.3076923077</text:p>
          </table:table-cell>
          <table:table-cell office:value-type="float" office:value="0.4081632653" calcext:value-type="float">
            <text:p>0.408163265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428571429" calcext:value-type="float">
            <text:p>0.1428571429</text:p>
          </table:table-cell>
          <table:table-cell table:number-columns-repeated="2" office:value-type="float" office:value="0.3137254902" calcext:value-type="float">
            <text:p>0.31372549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2666666667" calcext:value-type="float">
            <text:p>0.26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761904762" calcext:value-type="float">
            <text:p>0.4761904762</text:p>
          </table:table-cell>
          <table:table-cell table:number-columns-repeated="2" office:value-type="float" office:value="0.3571428571" calcext:value-type="float">
            <text:p>0.35714285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4814814815" calcext:value-type="float">
            <text:p>0.4814814815</text:p>
          </table:table-cell>
          <table:table-cell office:value-type="float" office:value="0.4727272727" calcext:value-type="float">
            <text:p>0.47272727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137931034" calcext:value-type="float">
            <text:p>0.41379310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29411765" calcext:value-type="float">
            <text:p>0.352941176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" calcext:value-type="float">
            <text:p>0.5</text:p>
          </table:table-cell>
          <table:table-cell office:value-type="float" office:value="0.5384615385" calcext:value-type="float">
            <text:p>0.5384615385</text:p>
          </table:table-cell>
          <table:table-cell office:value-type="float" office:value="0.5316455696" calcext:value-type="float">
            <text:p>0.53164556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2745098039" calcext:value-type="float">
            <text:p>0.27450980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1923076923" calcext:value-type="float">
            <text:p>0.1923076923</text:p>
          </table:table-cell>
          <table:table-cell office:value-type="float" office:value="0.2222222222" calcext:value-type="float">
            <text:p>0.22222222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3684210526" calcext:value-type="float">
            <text:p>0.3684210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447761194" calcext:value-type="float">
            <text:p>0.4477611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137931034" calcext:value-type="float">
            <text:p>0.4137931034</text:p>
          </table:table-cell>
          <table:table-cell office:value-type="float" office:value="0.3137254902" calcext:value-type="float">
            <text:p>0.3137254902</text:p>
          </table:table-cell>
          <table:table-cell office:value-type="float" office:value="0.3461538462" calcext:value-type="float">
            <text:p>0.346153846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529411765" calcext:value-type="float">
            <text:p>0.35294117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2978723404" calcext:value-type="float">
            <text:p>0.29787234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105263158" calcext:value-type="float">
            <text:p>0.2105263158</text:p>
          </table:table-cell>
          <table:table-cell table:number-columns-repeated="2" office:value-type="float" office:value="0.1176470588" calcext:value-type="float">
            <text:p>0.11764705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076923077" calcext:value-type="float">
            <text:p>0.3076923077</text:p>
          </table:table-cell>
          <table:table-cell table:number-columns-repeated="2" office:value-type="float" office:value="0.2222222222" calcext:value-type="float">
            <text:p>0.22222222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105263158" calcext:value-type="float">
            <text:p>0.2105263158</text:p>
          </table:table-cell>
          <table:table-cell table:number-columns-repeated="2" office:value-type="float" office:value="0.2631578947" calcext:value-type="float">
            <text:p>0.26315789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2564102564" calcext:value-type="float">
            <text:p>0.25641025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" calcext:value-type="float">
            <text:p>0.2</text:p>
          </table:table-cell>
          <table:table-cell office:value-type="float" office:value="0.4782608696" calcext:value-type="float">
            <text:p>0.478260869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689655172" calcext:value-type="float">
            <text:p>0.0689655172</text:p>
          </table:table-cell>
          <table:table-cell table:number-columns-repeated="2" office:value-type="float" office:value="0.1304347826" calcext:value-type="float">
            <text:p>0.13043478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076923077" calcext:value-type="float">
            <text:p>0.3076923077</text:p>
          </table:table-cell>
          <table:table-cell table:number-columns-repeated="2" office:value-type="float" office:value="0.243902439" calcext:value-type="float">
            <text:p>0.2439024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076923077" calcext:value-type="float">
            <text:p>0.3076923077</text:p>
          </table:table-cell>
          <table:table-cell table:number-columns-repeated="2" office:value-type="float" office:value="0.3636363636" calcext:value-type="float">
            <text:p>0.36363636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081632653" calcext:value-type="float">
            <text:p>0.4081632653</text:p>
          </table:table-cell>
          <table:table-cell table:number-columns-repeated="2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962962963" calcext:value-type="float">
            <text:p>0.2962962963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2777777778" calcext:value-type="float">
            <text:p>0.27777777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3913043478" calcext:value-type="float">
            <text:p>0.39130434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086956522" calcext:value-type="float">
            <text:p>0.6086956522</text:p>
          </table:table-cell>
          <table:table-cell office:value-type="float" office:value="0.4761904762" calcext:value-type="float">
            <text:p>0.4761904762</text:p>
          </table:table-cell>
          <table:table-cell office:value-type="float" office:value="0.4347826087" calcext:value-type="float">
            <text:p>0.434782608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324324324" calcext:value-type="float">
            <text:p>0.432432432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666666667" calcext:value-type="float">
            <text:p>0.2666666667</text:p>
          </table:table-cell>
          <table:table-cell table:number-columns-repeated="2" office:value-type="float" office:value="0.4444444444" calcext:value-type="float">
            <text:p>0.44444444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636363636" calcext:value-type="float">
            <text:p>0.3636363636</text:p>
          </table:table-cell>
          <table:table-cell table:number-columns-repeated="2" office:value-type="float" office:value="0.2040816327" calcext:value-type="float">
            <text:p>0.20408163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285714286" calcext:value-type="float">
            <text:p>0.4285714286</text:p>
          </table:table-cell>
          <table:table-cell office:value-type="float" office:value="0.5777777778" calcext:value-type="float">
            <text:p>0.5777777778</text:p>
          </table:table-cell>
          <table:table-cell office:value-type="float" office:value="0.5652173913" calcext:value-type="float">
            <text:p>0.56521739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5283018868" calcext:value-type="float">
            <text:p>0.52830188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352941176" calcext:value-type="float">
            <text:p>0.2352941176</text:p>
          </table:table-cell>
          <table:table-cell table:number-columns-repeated="2" office:value-type="float" office:value="0.2222222222" calcext:value-type="float">
            <text:p>0.22222222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3859649123" calcext:value-type="float">
            <text:p>0.3859649123</text:p>
          </table:table-cell>
          <table:table-cell office:value-type="float" office:value="0.393442623" calcext:value-type="float">
            <text:p>0.3934426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636363636" calcext:value-type="float">
            <text:p>0.3636363636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265306122" calcext:value-type="float">
            <text:p>0.326530612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516129032" calcext:value-type="float">
            <text:p>0.4516129032</text:p>
          </table:table-cell>
          <table:table-cell table:number-columns-repeated="2" office:value-type="float" office:value="0.4897959184" calcext:value-type="float">
            <text:p>0.489795918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454545455" calcext:value-type="float">
            <text:p>0.5454545455</text:p>
          </table:table-cell>
          <table:table-cell office:value-type="float" office:value="0.3529411765" calcext:value-type="float">
            <text:p>0.3529411765</text:p>
          </table:table-cell>
          <table:table-cell office:value-type="float" office:value="0.3888888889" calcext:value-type="float">
            <text:p>0.388888888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068965517" calcext:value-type="float">
            <text:p>0.2068965517</text:p>
          </table:table-cell>
          <table:table-cell office:value-type="float" office:value="0.2702702703" calcext:value-type="float">
            <text:p>0.270270270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052631579" calcext:value-type="float">
            <text:p>0.1052631579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1935483871" calcext:value-type="float">
            <text:p>0.19354838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848484848" calcext:value-type="float">
            <text:p>0.4848484848</text:p>
          </table:table-cell>
          <table:table-cell table:number-columns-repeated="2" office:value-type="float" office:value="0.5333333333" calcext:value-type="float">
            <text:p>0.533333333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666666667" calcext:value-type="float">
            <text:p>0.1666666667</text:p>
          </table:table-cell>
          <table:table-cell table:number-columns-repeated="2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764705882" calcext:value-type="float">
            <text:p>0.176470588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3636363636" calcext:value-type="float">
            <text:p>0.3636363636</text:p>
          </table:table-cell>
          <table:table-cell office:value-type="float" office:value="0.3404255319" calcext:value-type="float">
            <text:p>0.340425531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702702703" calcext:value-type="float">
            <text:p>0.2702702703</text:p>
          </table:table-cell>
          <table:table-cell office:value-type="float" office:value="0.2181818182" calcext:value-type="float">
            <text:p>0.2181818182</text:p>
          </table:table-cell>
          <table:table-cell office:value-type="float" office:value="0.2033898305" calcext:value-type="float">
            <text:p>0.20338983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481481481" calcext:value-type="float">
            <text:p>0.1481481481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428571429" calcext:value-type="float">
            <text:p>0.142857142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448275862" calcext:value-type="float">
            <text:p>0.3448275862</text:p>
          </table:table-cell>
          <table:table-cell table:number-columns-repeated="2" office:value-type="float" office:value="0.3673469388" calcext:value-type="float">
            <text:p>0.367346938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651162791" calcext:value-type="float">
            <text:p>0.4651162791</text:p>
          </table:table-cell>
          <table:table-cell office:value-type="float" office:value="0.3142857143" calcext:value-type="float">
            <text:p>0.3142857143</text:p>
          </table:table-cell>
          <table:table-cell office:value-type="float" office:value="0.3287671233" calcext:value-type="float">
            <text:p>0.32876712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615384615" calcext:value-type="float">
            <text:p>0.4615384615</text:p>
          </table:table-cell>
          <table:table-cell table:number-columns-repeated="2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545454545" calcext:value-type="float">
            <text:p>0.4545454545</text:p>
          </table:table-cell>
          <table:table-cell table:number-columns-repeated="2" office:value-type="float" office:value="0.3235294118" calcext:value-type="float">
            <text:p>0.32352941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4" calcext:value-type="float">
            <text:p>0.4</text:p>
          </table:table-cell>
          <table:table-cell office:value-type="float" office:value="0.3829787234" calcext:value-type="float">
            <text:p>0.38297872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818181818" calcext:value-type="float">
            <text:p>0.1818181818</text:p>
          </table:table-cell>
          <table:table-cell table:number-columns-repeated="2" office:value-type="float" office:value="0.3880597015" calcext:value-type="float">
            <text:p>0.38805970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5283018868" calcext:value-type="float">
            <text:p>0.5283018868</text:p>
          </table:table-cell>
          <table:table-cell office:value-type="float" office:value="0.5090909091" calcext:value-type="float">
            <text:p>0.509090909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941176471" calcext:value-type="float">
            <text:p>0.2941176471</text:p>
          </table:table-cell>
          <table:table-cell table:number-columns-repeated="2" office:value-type="float" office:value="0.3939393939" calcext:value-type="float">
            <text:p>0.393939393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553191489" calcext:value-type="float">
            <text:p>0.2553191489</text:p>
          </table:table-cell>
          <table:table-cell table:number-columns-repeated="2" office:value-type="float" office:value="0.3835616438" calcext:value-type="float">
            <text:p>0.383561643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" calcext:value-type="float">
            <text:p>0.36</text:p>
          </table:table-cell>
          <table:table-cell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909090909" calcext:value-type="float">
            <text:p>0.0909090909</text:p>
          </table:table-cell>
          <table:table-cell table:number-columns-repeated="2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448275862" calcext:value-type="float">
            <text:p>0.3448275862</text:p>
          </table:table-cell>
          <table:table-cell table:number-columns-repeated="2" office:value-type="float" office:value="0.2631578947" calcext:value-type="float">
            <text:p>0.263157894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225806452" calcext:value-type="float">
            <text:p>0.3225806452</text:p>
          </table:table-cell>
          <table:table-cell table:number-columns-repeated="2" office:value-type="float" office:value="0.2978723404" calcext:value-type="float">
            <text:p>0.29787234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857142857" calcext:value-type="float">
            <text:p>0.2857142857</text:p>
          </table:table-cell>
          <table:table-cell table:number-columns-repeated="2" office:value-type="float" office:value="0.4482758621" calcext:value-type="float">
            <text:p>0.44827586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4137931034" calcext:value-type="float">
            <text:p>0.4137931034</text:p>
          </table:table-cell>
          <table:table-cell table:number-columns-repeated="2" office:value-type="float" office:value="0.3636363636" calcext:value-type="float">
            <text:p>0.36363636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379310345" calcext:value-type="float">
            <text:p>0.1379310345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608695652" calcext:value-type="float">
            <text:p>0.2608695652</text:p>
          </table:table-cell>
          <table:table-cell table:number-columns-repeated="2" office:value-type="float" office:value="0.1860465116" calcext:value-type="float">
            <text:p>0.18604651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2777777778" calcext:value-type="float">
            <text:p>0.277777777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068965517" calcext:value-type="float">
            <text:p>0.2068965517</text:p>
          </table:table-cell>
          <table:table-cell table:number-columns-repeated="2" office:value-type="float" office:value="0.1428571429" calcext:value-type="float">
            <text:p>0.14285714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428571429" calcext:value-type="float">
            <text:p>0.1428571429</text:p>
          </table:table-cell>
          <table:table-cell table:number-columns-repeated="2" office:value-type="float" office:value="0.511627907" calcext:value-type="float">
            <text:p>0.5116279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157894737" calcext:value-type="float">
            <text:p>0.3157894737</text:p>
          </table:table-cell>
          <table:table-cell table:number-columns-repeated="2" office:value-type="float" office:value="0.3448275862" calcext:value-type="float">
            <text:p>0.344827586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631578947" calcext:value-type="float">
            <text:p>0.2631578947</text:p>
          </table:table-cell>
          <table:table-cell table:number-columns-repeated="2" office:value-type="float" office:value="0.2985074627" calcext:value-type="float">
            <text:p>0.298507462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111111111" calcext:value-type="float">
            <text:p>0.1111111111</text:p>
          </table:table-cell>
          <table:table-cell table:number-columns-repeated="2" office:value-type="float" office:value="0.3529411765" calcext:value-type="float">
            <text:p>0.352941176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621621622" calcext:value-type="float">
            <text:p>0.1621621622</text:p>
          </table:table-cell>
          <table:table-cell table:number-columns-repeated="2" office:value-type="float" office:value="0.4166666667" calcext:value-type="float">
            <text:p>0.416666666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2631578947" calcext:value-type="float">
            <text:p>0.26315789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2424242424" calcext:value-type="float">
            <text:p>0.24242424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621621622" calcext:value-type="float">
            <text:p>0.16216216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150537634" calcext:value-type="float">
            <text:p>0.215053763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" calcext:value-type="float">
            <text:p>0.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764705882" calcext:value-type="float">
            <text:p>0.176470588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666666667" calcext:value-type="float">
            <text:p>0.0666666667</text:p>
          </table:table-cell>
          <table:table-cell office:value-type="float" office:value="0.1621621622" calcext:value-type="float">
            <text:p>0.1621621622</text:p>
          </table:table-cell>
          <table:table-cell office:value-type="float" office:value="0.1538461538" calcext:value-type="float">
            <text:p>0.15384615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176470588" calcext:value-type="float">
            <text:p>0.1176470588</text:p>
          </table:table-cell>
          <table:table-cell office:value-type="float" office:value="0.1777777778" calcext:value-type="float">
            <text:p>0.1777777778</text:p>
          </table:table-cell>
          <table:table-cell office:value-type="float" office:value="0.2222222222" calcext:value-type="float">
            <text:p>0.22222222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641025641" calcext:value-type="float">
            <text:p>0.5641025641</text:p>
          </table:table-cell>
          <table:table-cell table:number-columns-repeated="2" office:value-type="float" office:value="0.4444444444" calcext:value-type="float">
            <text:p>0.44444444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31372549" calcext:value-type="float">
            <text:p>0.43137254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857142857" calcext:value-type="float">
            <text:p>0.2857142857</text:p>
          </table:table-cell>
          <table:table-cell table:number-columns-repeated="2"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481481481" calcext:value-type="float">
            <text:p>0.1481481481</text:p>
          </table:table-cell>
          <table:table-cell office:value-type="float" office:value="0.1951219512" calcext:value-type="float">
            <text:p>0.1951219512</text:p>
          </table:table-cell>
          <table:table-cell office:value-type="float" office:value="0.1860465116" calcext:value-type="float">
            <text:p>0.18604651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860465116" calcext:value-type="float">
            <text:p>0.1860465116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225806452" calcext:value-type="float">
            <text:p>0.32258064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448275862" calcext:value-type="float">
            <text:p>0.3448275862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4081632653" calcext:value-type="float">
            <text:p>0.40816326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243243243" calcext:value-type="float">
            <text:p>0.3243243243</text:p>
          </table:table-cell>
          <table:table-cell office:value-type="float" office:value="0.3043478261" calcext:value-type="float">
            <text:p>0.3043478261</text:p>
          </table:table-cell>
          <table:table-cell office:value-type="float" office:value="0.4081632653" calcext:value-type="float">
            <text:p>0.40816326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3555555556" calcext:value-type="float">
            <text:p>0.35555555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538461538" calcext:value-type="float">
            <text:p>0.1538461538</text:p>
          </table:table-cell>
          <table:table-cell table:number-columns-repeated="2" office:value-type="float" office:value="0.3076923077" calcext:value-type="float">
            <text:p>0.307692307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" calcext:value-type="float">
            <text:p>0.3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275862069" calcext:value-type="float">
            <text:p>0.2758620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2380952381" calcext:value-type="float">
            <text:p>0.2380952381</text:p>
          </table:table-cell>
          <table:table-cell office:value-type="float" office:value="0.3673469388" calcext:value-type="float">
            <text:p>0.36734693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181818182" calcext:value-type="float">
            <text:p>0.3181818182</text:p>
          </table:table-cell>
          <table:table-cell office:value-type="float" office:value="0.3043478261" calcext:value-type="float">
            <text:p>0.30434782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3043478261" calcext:value-type="float">
            <text:p>0.3043478261</text:p>
          </table:table-cell>
          <table:table-cell office:value-type="float" office:value="0.2916666667" calcext:value-type="float">
            <text:p>0.291666666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2727272727" calcext:value-type="float">
            <text:p>0.272727272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2631578947" calcext:value-type="float">
            <text:p>0.26315789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2413793103" calcext:value-type="float">
            <text:p>0.2413793103</text:p>
          </table:table-cell>
          <table:table-cell office:value-type="float" office:value="0.2333333333" calcext:value-type="float">
            <text:p>0.23333333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" calcext:value-type="float">
            <text:p>0.4</text:p>
          </table:table-cell>
          <table:table-cell office:value-type="float" office:value="0.2916666667" calcext:value-type="float">
            <text:p>0.2916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70212766" calcext:value-type="float">
            <text:p>0.170212766</text:p>
          </table:table-cell>
          <table:table-cell office:value-type="float" office:value="0.1923076923" calcext:value-type="float">
            <text:p>0.19230769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" calcext:value-type="float">
            <text:p>0.4</text:p>
          </table:table-cell>
          <table:table-cell office:value-type="float" office:value="0.4736842105" calcext:value-type="float">
            <text:p>0.4736842105</text:p>
          </table:table-cell>
          <table:table-cell office:value-type="float" office:value="0.4615384615" calcext:value-type="float">
            <text:p>0.46153846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870967742" calcext:value-type="float">
            <text:p>0.3870967742</text:p>
          </table:table-cell>
          <table:table-cell office:value-type="float" office:value="0.3157894737" calcext:value-type="float">
            <text:p>0.315789473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4" calcext:value-type="float">
            <text:p>0.2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529411765" calcext:value-type="float">
            <text:p>0.35294117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846153846" calcext:value-type="float">
            <text:p>0.3846153846</text:p>
          </table:table-cell>
          <table:table-cell table:number-columns-repeated="2" office:value-type="float" office:value="0.2941176471" calcext:value-type="float">
            <text:p>0.294117647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352941176" calcext:value-type="float">
            <text:p>0.235294117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481481481" calcext:value-type="float">
            <text:p>0.14814814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14634146" calcext:value-type="float">
            <text:p>0.3414634146</text:p>
          </table:table-cell>
          <table:table-cell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846153846" calcext:value-type="float">
            <text:p>0.3846153846</text:p>
          </table:table-cell>
          <table:table-cell office:value-type="float" office:value="0.3157894737" calcext:value-type="float">
            <text:p>0.3157894737</text:p>
          </table:table-cell>
          <table:table-cell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2083333333" calcext:value-type="float">
            <text:p>0.2083333333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388059701" calcext:value-type="float">
            <text:p>0.23880597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117647059" calcext:value-type="float">
            <text:p>0.4117647059</text:p>
          </table:table-cell>
          <table:table-cell office:value-type="float" office:value="0.2916666667" calcext:value-type="float">
            <text:p>0.2916666667</text:p>
          </table:table-cell>
          <table:table-cell office:value-type="float" office:value="0.3529411765" calcext:value-type="float">
            <text:p>0.352941176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307692308" calcext:value-type="float">
            <text:p>0.2307692308</text:p>
          </table:table-cell>
          <table:table-cell table:number-columns-repeated="2" office:value-type="float" office:value="0.1714285714" calcext:value-type="float">
            <text:p>0.17142857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052631579" calcext:value-type="float">
            <text:p>0.1052631579</text:p>
          </table:table-cell>
          <table:table-cell office:value-type="float" office:value="0.2424242424" calcext:value-type="float">
            <text:p>0.2424242424</text:p>
          </table:table-cell>
          <table:table-cell office:value-type="float" office:value="0.2777777778" calcext:value-type="float">
            <text:p>0.27777777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555555556" calcext:value-type="float">
            <text:p>0.3555555556</text:p>
          </table:table-cell>
          <table:table-cell office:value-type="float" office:value="0.301369863" calcext:value-type="float">
            <text:p>0.301369863</text:p>
          </table:table-cell>
          <table:table-cell office:value-type="float" office:value="0.2933333333" calcext:value-type="float">
            <text:p>0.293333333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564102564" calcext:value-type="float">
            <text:p>0.2564102564</text:p>
          </table:table-cell>
          <table:table-cell table:number-columns-repeated="2" office:value-type="float" office:value="0.3555555556" calcext:value-type="float">
            <text:p>0.355555555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951219512" calcext:value-type="float">
            <text:p>0.1951219512</text:p>
          </table:table-cell>
          <table:table-cell table:number-columns-repeated="2"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0.2380952381" calcext:value-type="float">
            <text:p>0.2380952381</text:p>
          </table:table-cell>
          <table:table-cell office:value-type="float" office:value="0.2727272727" calcext:value-type="float">
            <text:p>0.27272727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086956522" calcext:value-type="float">
            <text:p>0.6086956522</text:p>
          </table:table-cell>
          <table:table-cell table:number-columns-repeated="2" office:value-type="float" office:value="0.4324324324" calcext:value-type="float">
            <text:p>0.43243243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162162162" calcext:value-type="float">
            <text:p>0.2162162162</text:p>
          </table:table-cell>
          <table:table-cell table:number-columns-repeated="2" office:value-type="float" office:value="0.2181818182" calcext:value-type="float">
            <text:p>0.21818181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857142857" calcext:value-type="float">
            <text:p>0.2857142857</text:p>
          </table:table-cell>
          <table:table-cell table:number-columns-repeated="2" office:value-type="float" office:value="0.2745098039" calcext:value-type="float">
            <text:p>0.274509803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952380952" calcext:value-type="float">
            <text:p>0.0952380952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0975609756" calcext:value-type="float">
            <text:p>0.097560975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2333333333" calcext:value-type="float">
            <text:p>0.233333333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076923077" calcext:value-type="float">
            <text:p>0.3076923077</text:p>
          </table:table-cell>
          <table:table-cell office:value-type="float" office:value="0.3414634146" calcext:value-type="float">
            <text:p>0.341463414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105263158" calcext:value-type="float">
            <text:p>0.2105263158</text:p>
          </table:table-cell>
          <table:table-cell office:value-type="float" office:value="0.25" calcext:value-type="float">
            <text:p>0.25</text:p>
          </table:table-cell>
          <table:table-cell office:value-type="float" office:value="0.275862069" calcext:value-type="float">
            <text:p>0.27586206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545454545" calcext:value-type="float">
            <text:p>0.4545454545</text:p>
          </table:table-cell>
          <table:table-cell office:value-type="float" office:value="0.3703703704" calcext:value-type="float">
            <text:p>0.3703703704</text:p>
          </table:table-cell>
          <table:table-cell office:value-type="float" office:value="0.3448275862" calcext:value-type="float">
            <text:p>0.344827586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424242424" calcext:value-type="float">
            <text:p>0.2424242424</text:p>
          </table:table-cell>
          <table:table-cell table:number-columns-repeated="2" office:value-type="float" office:value="0.2388059701" calcext:value-type="float">
            <text:p>0.23880597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857142857" calcext:value-type="float">
            <text:p>0.2857142857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051282051" calcext:value-type="float">
            <text:p>0.20512820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846153846" calcext:value-type="float">
            <text:p>0.3846153846</text:p>
          </table:table-cell>
          <table:table-cell table:number-columns-repeated="2" office:value-type="float" office:value="0.2380952381" calcext:value-type="float">
            <text:p>0.238095238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44" calcext:value-type="float">
            <text:p>0.44</text:p>
          </table:table-cell>
          <table:table-cell office:value-type="float" office:value="0.4242424242" calcext:value-type="float">
            <text:p>0.4242424242</text:p>
          </table:table-cell>
          <table:table-cell office:value-type="float" office:value="0.4179104478" calcext:value-type="float">
            <text:p>0.417910447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2424242424" calcext:value-type="float">
            <text:p>0.2424242424</text:p>
          </table:table-cell>
          <table:table-cell office:value-type="float" office:value="0.6181818182" calcext:value-type="float">
            <text:p>0.6181818182</text:p>
          </table:table-cell>
          <table:table-cell office:value-type="float" office:value="0.5964912281" calcext:value-type="float">
            <text:p>0.59649122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105263158" calcext:value-type="float">
            <text:p>0.2105263158</text:p>
          </table:table-cell>
          <table:table-cell table:number-columns-repeated="2" office:value-type="float" office:value="0.3636363636" calcext:value-type="float">
            <text:p>0.36363636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702702703" calcext:value-type="float">
            <text:p>0.2702702703</text:p>
          </table:table-cell>
          <table:table-cell table:number-columns-repeated="2" office:value-type="float" office:value="0.2365591398" calcext:value-type="float">
            <text:p>0.236559139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0.0869565217" calcext:value-type="float">
            <text:p>0.0869565217</text:p>
          </table:table-cell>
          <table:table-cell office:value-type="float" office:value="0.1960784314" calcext:value-type="float">
            <text:p>0.19607843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739130435" calcext:value-type="float">
            <text:p>0.1739130435</text:p>
          </table:table-cell>
          <table:table-cell table:number-columns-repeated="2" office:value-type="float" office:value="0.1142857143" calcext:value-type="float">
            <text:p>0.114285714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405405405" calcext:value-type="float">
            <text:p>0.5405405405</text:p>
          </table:table-cell>
          <table:table-cell office:value-type="float" office:value="0.3773584906" calcext:value-type="float">
            <text:p>0.3773584906</text:p>
          </table:table-cell>
          <table:table-cell office:value-type="float" office:value="0.3571428571" calcext:value-type="float">
            <text:p>0.357142857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4137931034" calcext:value-type="float">
            <text:p>0.4137931034</text:p>
          </table:table-cell>
          <table:table-cell office:value-type="float" office:value="0.4390243902" calcext:value-type="float">
            <text:p>0.4390243902</text:p>
          </table:table-cell>
          <table:table-cell office:value-type="float" office:value="0.5416666667" calcext:value-type="float">
            <text:p>0.541666666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4347826087" calcext:value-type="float">
            <text:p>0.43478260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225806452" calcext:value-type="float">
            <text:p>0.3225806452</text:p>
          </table:table-cell>
          <table:table-cell table:number-columns-repeated="2" office:value-type="float" office:value="0.3555555556" calcext:value-type="float">
            <text:p>0.35555555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818181818" calcext:value-type="float">
            <text:p>0.1818181818</text:p>
          </table:table-cell>
          <table:table-cell table:number-columns-repeated="2" office:value-type="float" office:value="0.1632653061" calcext:value-type="float">
            <text:p>0.16326530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935483871" calcext:value-type="float">
            <text:p>0.1935483871</text:p>
          </table:table-cell>
          <table:table-cell office:value-type="float" office:value="0.2162162162" calcext:value-type="float">
            <text:p>0.2162162162</text:p>
          </table:table-cell>
          <table:table-cell office:value-type="float" office:value="0.1904761905" calcext:value-type="float">
            <text:p>0.19047619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888888889" calcext:value-type="float">
            <text:p>0.3888888889</text:p>
          </table:table-cell>
          <table:table-cell table:number-columns-repeated="2" office:value-type="float" office:value="0.2545454545" calcext:value-type="float">
            <text:p>0.254545454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538461538" calcext:value-type="float">
            <text:p>0.1538461538</text:p>
          </table:table-cell>
          <table:table-cell table:number-columns-repeated="2" office:value-type="float" office:value="0.358974359" calcext:value-type="float">
            <text:p>0.3589743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2777777778" calcext:value-type="float">
            <text:p>0.277777777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043478261" calcext:value-type="float">
            <text:p>0.3043478261</text:p>
          </table:table-cell>
          <table:table-cell office:value-type="float" office:value="0.2978723404" calcext:value-type="float">
            <text:p>0.29787234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2352941176" calcext:value-type="float">
            <text:p>0.2352941176</text:p>
          </table:table-cell>
          <table:table-cell table:number-columns-repeated="2" office:value-type="float" office:value="0.2580645161" calcext:value-type="float">
            <text:p>0.258064516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5238095238" calcext:value-type="float">
            <text:p>0.5238095238</text:p>
          </table:table-cell>
          <table:table-cell office:value-type="float" office:value="0.511627907" calcext:value-type="float">
            <text:p>0.5116279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818181818" calcext:value-type="float">
            <text:p>0.1818181818</text:p>
          </table:table-cell>
          <table:table-cell office:value-type="float" office:value="0.4210526316" calcext:value-type="float">
            <text:p>0.4210526316</text:p>
          </table:table-cell>
          <table:table-cell office:value-type="float" office:value="0.4102564103" calcext:value-type="float">
            <text:p>0.41025641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3076923077" calcext:value-type="float">
            <text:p>0.307692307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739130435" calcext:value-type="float">
            <text:p>0.1739130435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2702702703" calcext:value-type="float">
            <text:p>0.270270270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5263157895" calcext:value-type="float">
            <text:p>0.5263157895</text:p>
          </table:table-cell>
          <table:table-cell office:value-type="float" office:value="0.4905660377" calcext:value-type="float">
            <text:p>0.4905660377</text:p>
          </table:table-cell>
          <table:table-cell office:value-type="float" office:value="0.4814814815" calcext:value-type="float">
            <text:p>0.48148148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25" calcext:value-type="float">
            <text:p>0.25</text:p>
          </table:table-cell>
          <table:table-cell office:value-type="float" office:value="0.4615384615" calcext:value-type="float">
            <text:p>0.4615384615</text:p>
          </table:table-cell>
          <table:table-cell office:value-type="float" office:value="0.4363636364" calcext:value-type="float">
            <text:p>0.436363636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818181818" calcext:value-type="float">
            <text:p>0.1818181818</text:p>
          </table:table-cell>
          <table:table-cell table:number-columns-repeated="2" office:value-type="float" office:value="0.3287671233" calcext:value-type="float">
            <text:p>0.32876712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860465116" calcext:value-type="float">
            <text:p>0.18604651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58974359" calcext:value-type="float">
            <text:p>0.358974359</text:p>
          </table:table-cell>
          <table:table-cell table:number-columns-repeated="2" office:value-type="float" office:value="0.4126984127" calcext:value-type="float">
            <text:p>0.41269841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6" calcext:value-type="float">
            <text:p>0.16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265306122" calcext:value-type="float">
            <text:p>0.32653061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666666667" calcext:value-type="float">
            <text:p>0.1666666667</text:p>
          </table:table-cell>
          <table:table-cell table:number-columns-repeated="2" office:value-type="float" office:value="0.2222222222" calcext:value-type="float">
            <text:p>0.22222222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3673469388" calcext:value-type="float">
            <text:p>0.367346938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2285714286" calcext:value-type="float">
            <text:p>0.2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2727272727" calcext:value-type="float">
            <text:p>0.27272727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105263158" calcext:value-type="float">
            <text:p>0.2105263158</text:p>
          </table:table-cell>
          <table:table-cell office:value-type="float" office:value="0.1632653061" calcext:value-type="float">
            <text:p>0.1632653061</text:p>
          </table:table-cell>
          <table:table-cell office:value-type="float" office:value="0.2068965517" calcext:value-type="float">
            <text:p>0.20689655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3943661972" calcext:value-type="float">
            <text:p>0.394366197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25" calcext:value-type="float">
            <text:p>0.25</text:p>
          </table:table-cell>
          <table:table-cell office:value-type="float" office:value="0.2040816327" calcext:value-type="float">
            <text:p>0.2040816327</text:p>
          </table:table-cell>
          <table:table-cell office:value-type="float" office:value="0.1923076923" calcext:value-type="float">
            <text:p>0.192307692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703703704" calcext:value-type="float">
            <text:p>0.3703703704</text:p>
          </table:table-cell>
          <table:table-cell office:value-type="float" office:value="0.3684210526" calcext:value-type="float">
            <text:p>0.3684210526</text:p>
          </table:table-cell>
          <table:table-cell office:value-type="float" office:value="0.3255813953" calcext:value-type="float">
            <text:p>0.325581395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2424242424" calcext:value-type="float">
            <text:p>0.2424242424</text:p>
          </table:table-cell>
          <table:table-cell table:number-columns-repeated="2" office:value-type="float" office:value="0.2950819672" calcext:value-type="float">
            <text:p>0.295081967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2127659574" calcext:value-type="float">
            <text:p>0.2127659574</text:p>
          </table:table-cell>
          <table:table-cell table:number-columns-repeated="2" office:value-type="float" office:value="0.1714285714" calcext:value-type="float">
            <text:p>0.17142857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5384615385" calcext:value-type="float">
            <text:p>0.5384615385</text:p>
          </table:table-cell>
          <table:table-cell office:value-type="float" office:value="0.4242424242" calcext:value-type="float">
            <text:p>0.4242424242</text:p>
          </table:table-cell>
          <table:table-cell office:value-type="float" office:value="0.4444444444" calcext:value-type="float">
            <text:p>0.444444444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068965517" calcext:value-type="float">
            <text:p>0.2068965517</text:p>
          </table:table-cell>
          <table:table-cell table:number-columns-repeated="2" office:value-type="float" office:value="0.3243243243" calcext:value-type="float">
            <text:p>0.32432432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2962962963" calcext:value-type="float">
            <text:p>0.2962962963</text:p>
          </table:table-cell>
          <table:table-cell office:value-type="float" office:value="0.2162162162" calcext:value-type="float">
            <text:p>0.2162162162</text:p>
          </table:table-cell>
          <table:table-cell office:value-type="float" office:value="0.2105263158" calcext:value-type="float">
            <text:p>0.210526315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5" calcext:value-type="float">
            <text:p>0.35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3050847458" calcext:value-type="float">
            <text:p>0.305084745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818181818" calcext:value-type="float">
            <text:p>0.1818181818</text:p>
          </table:table-cell>
          <table:table-cell table:number-columns-repeated="2" office:value-type="float" office:value="0.1739130435" calcext:value-type="float">
            <text:p>0.17391304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0.1290322581" calcext:value-type="float">
            <text:p>0.1290322581</text:p>
          </table:table-cell>
          <table:table-cell office:value-type="float" office:value="0.1176470588" calcext:value-type="float">
            <text:p>0.11764705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636363636" calcext:value-type="float">
            <text:p>0.3636363636</text:p>
          </table:table-cell>
          <table:table-cell office:value-type="float" office:value="0.2916666667" calcext:value-type="float">
            <text:p>0.2916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904761905" calcext:value-type="float">
            <text:p>0.1904761905</text:p>
          </table:table-cell>
          <table:table-cell office:value-type="float" office:value="0.1333333333" calcext:value-type="float">
            <text:p>0.1333333333</text:p>
          </table:table-cell>
          <table:table-cell office:value-type="float" office:value="0.1290322581" calcext:value-type="float">
            <text:p>0.12903225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636363636" calcext:value-type="float">
            <text:p>0.3636363636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941176" calcext:value-type="float">
            <text:p>0.235294117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2727272727" calcext:value-type="float">
            <text:p>0.2727272727</text:p>
          </table:table-cell>
          <table:table-cell table:number-columns-repeated="2" office:value-type="float" office:value="0.2142857143" calcext:value-type="float">
            <text:p>0.214285714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714285714" calcext:value-type="float">
            <text:p>0.1714285714</text:p>
          </table:table-cell>
          <table:table-cell table:number-columns-repeated="2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846153846" calcext:value-type="float">
            <text:p>0.3846153846</text:p>
          </table:table-cell>
          <table:table-cell table:number-columns-repeated="2" office:value-type="float" office:value="0.3428571429" calcext:value-type="float">
            <text:p>0.34285714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636363636" calcext:value-type="float">
            <text:p>0.3636363636</text:p>
          </table:table-cell>
          <table:table-cell table:number-columns-repeated="2" office:value-type="float" office:value="0.3225806452" calcext:value-type="float">
            <text:p>0.32258064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2666666667" calcext:value-type="float">
            <text:p>0.2666666667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033898305" calcext:value-type="float">
            <text:p>0.203389830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538461538" calcext:value-type="float">
            <text:p>0.1538461538</text:p>
          </table:table-cell>
          <table:table-cell table:number-columns-repeated="2" office:value-type="float" office:value="0.202247191" calcext:value-type="float">
            <text:p>0.20224719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4736842105" calcext:value-type="float">
            <text:p>0.4736842105</text:p>
          </table:table-cell>
          <table:table-cell office:value-type="float" office:value="0.4745762712" calcext:value-type="float">
            <text:p>0.4745762712</text:p>
          </table:table-cell>
          <table:table-cell office:value-type="float" office:value="0.4761904762" calcext:value-type="float">
            <text:p>0.47619047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24" calcext:value-type="float">
            <text:p>0.24</text:p>
          </table:table-cell>
          <table:table-cell office:value-type="float" office:value="0.3076923077" calcext:value-type="float">
            <text:p>0.3076923077</text:p>
          </table:table-cell>
          <table:table-cell office:value-type="float" office:value="0.3255813953" calcext:value-type="float">
            <text:p>0.325581395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4210526316" calcext:value-type="float">
            <text:p>0.4210526316</text:p>
          </table:table-cell>
          <table:table-cell office:value-type="float" office:value="0.3137254902" calcext:value-type="float">
            <text:p>0.3137254902</text:p>
          </table:table-cell>
          <table:table-cell office:value-type="float" office:value="0.3076923077" calcext:value-type="float">
            <text:p>0.307692307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4" calcext:value-type="float">
            <text:p>0.24</text:p>
          </table:table-cell>
          <table:table-cell office:value-type="float" office:value="0.2916666667" calcext:value-type="float">
            <text:p>0.291666666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860465116" calcext:value-type="float">
            <text:p>0.1860465116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647058824" calcext:value-type="float">
            <text:p>0.264705882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2" calcext:value-type="float">
            <text:p>0.32</text:p>
          </table:table-cell>
          <table:table-cell office:value-type="float" office:value="0.2553191489" calcext:value-type="float">
            <text:p>0.2553191489</text:p>
          </table:table-cell>
          <table:table-cell office:value-type="float" office:value="0.3265306122" calcext:value-type="float">
            <text:p>0.326530612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481481481" calcext:value-type="float">
            <text:p>0.1481481481</text:p>
          </table:table-cell>
          <table:table-cell office:value-type="float" office:value="0.380952381" calcext:value-type="float">
            <text:p>0.380952381</text:p>
          </table:table-cell>
          <table:table-cell office:value-type="float" office:value="0.347826087" calcext:value-type="float">
            <text:p>0.34782608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608695652" calcext:value-type="float">
            <text:p>0.2608695652</text:p>
          </table:table-cell>
          <table:table-cell table:number-columns-repeated="2" office:value-type="float" office:value="0.275862069" calcext:value-type="float">
            <text:p>0.27586206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4242424242" calcext:value-type="float">
            <text:p>0.4242424242</text:p>
          </table:table-cell>
          <table:table-cell office:value-type="float" office:value="0.4545454545" calcext:value-type="float">
            <text:p>0.4545454545</text:p>
          </table:table-cell>
          <table:table-cell office:value-type="float" office:value="0.4255319149" calcext:value-type="float">
            <text:p>0.425531914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5882352941" calcext:value-type="float">
            <text:p>0.588235294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225806452" calcext:value-type="float">
            <text:p>0.32258064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0.3529411765" calcext:value-type="float">
            <text:p>0.3529411765</text:p>
          </table:table-cell>
          <table:table-cell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1538461538" calcext:value-type="float">
            <text:p>0.1538461538</text:p>
          </table:table-cell>
          <table:table-cell table:number-columns-repeated="2" office:value-type="float" office:value="0.1333333333" calcext:value-type="float">
            <text:p>0.13333333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571428571" calcext:value-type="float">
            <text:p>0.3571428571</text:p>
          </table:table-cell>
          <table:table-cell table:number-columns-repeated="2" office:value-type="float" office:value="0.380952381" calcext:value-type="float">
            <text:p>0.38095238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0.3157894737" calcext:value-type="float">
            <text:p>0.3157894737</text:p>
          </table:table-cell>
          <table:table-cell office:value-type="float" office:value="0.3076923077" calcext:value-type="float">
            <text:p>0.307692307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608695652" calcext:value-type="float">
            <text:p>0.2608695652</text:p>
          </table:table-cell>
          <table:table-cell table:number-columns-repeated="2" office:value-type="float" office:value="0.3636363636" calcext:value-type="float">
            <text:p>0.363636363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2647058824" calcext:value-type="float">
            <text:p>0.26470588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666666667" calcext:value-type="float">
            <text:p>0.6666666667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769230769" calcext:value-type="float">
            <text:p>0.0769230769</text:p>
          </table:table-cell>
          <table:table-cell table:number-columns-repeated="2" office:value-type="float" office:value="0.1081081081" calcext:value-type="float">
            <text:p>0.10810810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03030303" calcext:value-type="float">
            <text:p>0.303030303</text:p>
          </table:table-cell>
          <table:table-cell table:number-columns-repeated="2" office:value-type="float" office:value="0.2380952381" calcext:value-type="float">
            <text:p>0.238095238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553191489" calcext:value-type="float">
            <text:p>0.2553191489</text:p>
          </table:table-cell>
          <table:table-cell office:value-type="float" office:value="0.2962962963" calcext:value-type="float">
            <text:p>0.296296296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481481481" calcext:value-type="float">
            <text:p>0.1481481481</text:p>
          </table:table-cell>
          <table:table-cell table:number-columns-repeated="2" office:value-type="float" office:value="0.1224489796" calcext:value-type="float">
            <text:p>0.122448979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290322581" calcext:value-type="float">
            <text:p>0.1290322581</text:p>
          </table:table-cell>
          <table:table-cell office:value-type="float" office:value="0.3703703704" calcext:value-type="float">
            <text:p>0.370370370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125" calcext:value-type="float">
            <text:p>0.125</text:p>
          </table:table-cell>
          <table:table-cell office:value-type="float" office:value="0.2903225806" calcext:value-type="float">
            <text:p>0.2903225806</text:p>
          </table:table-cell>
          <table:table-cell office:value-type="float" office:value="0.2727272727" calcext:value-type="float">
            <text:p>0.272727272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4137931034" calcext:value-type="float">
            <text:p>0.4137931034</text:p>
          </table:table-cell>
          <table:table-cell table:number-columns-repeated="2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225806452" calcext:value-type="float">
            <text:p>0.3225806452</text:p>
          </table:table-cell>
          <table:table-cell table:number-columns-repeated="2"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904761905" calcext:value-type="float">
            <text:p>0.1904761905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2666666667" calcext:value-type="float">
            <text:p>0.2666666667</text:p>
          </table:table-cell>
          <table:table-cell table:number-columns-repeated="2" office:value-type="float" office:value="0.2173913043" calcext:value-type="float">
            <text:p>0.217391304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2608695652" calcext:value-type="float">
            <text:p>0.2608695652</text:p>
          </table:table-cell>
          <table:table-cell table:number-columns-repeated="2" office:value-type="float" office:value="0.5263157895" calcext:value-type="float">
            <text:p>0.526315789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212121212" calcext:value-type="float">
            <text:p>0.1212121212</text:p>
          </table:table-cell>
          <table:table-cell table:number-columns-repeated="2" office:value-type="float" office:value="0.2083333333" calcext:value-type="float">
            <text:p>0.208333333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3265306122" calcext:value-type="float">
            <text:p>0.3265306122</text:p>
          </table:table-cell>
          <table:table-cell table:number-columns-repeated="2" office:value-type="float" office:value="0.2337662338" calcext:value-type="float">
            <text:p>0.233766233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380952381" calcext:value-type="float">
            <text:p>0.380952381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222222222" calcext:value-type="float">
            <text:p>0.222222222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2962962963" calcext:value-type="float">
            <text:p>0.2962962963</text:p>
          </table:table-cell>
          <table:table-cell table:number-columns-repeated="2" office:value-type="float" office:value="0.3888888889" calcext:value-type="float">
            <text:p>0.388888888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631578947" calcext:value-type="float">
            <text:p>0.263157894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4" calcext:value-type="float">
            <text:p>0.4</text:p>
          </table:table-cell>
          <table:table-cell office:value-type="float" office:value="0.4081632653" calcext:value-type="float">
            <text:p>0.408163265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4285714286" calcext:value-type="float">
            <text:p>0.4285714286</text:p>
          </table:table-cell>
          <table:table-cell office:value-type="float" office:value="0.4" calcext:value-type="float">
            <text:p>0.4</text:p>
          </table:table-cell>
          <table:table-cell office:value-type="float" office:value="0.3888888889" calcext:value-type="float">
            <text:p>0.388888888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4666666667" calcext:value-type="float">
            <text:p>0.4666666667</text:p>
          </table:table-cell>
          <table:table-cell table:number-columns-repeated="2" office:value-type="float" office:value="0.4090909091" calcext:value-type="float">
            <text:p>0.409090909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2173913043" calcext:value-type="float">
            <text:p>0.2173913043</text:p>
          </table:table-cell>
          <table:table-cell office:value-type="float" office:value="0.2040816327" calcext:value-type="float">
            <text:p>0.20408163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4516129032" calcext:value-type="float">
            <text:p>0.4516129032</text:p>
          </table:table-cell>
          <table:table-cell office:value-type="float" office:value="0.3888888889" calcext:value-type="float">
            <text:p>0.3888888889</text:p>
          </table:table-cell>
          <table:table-cell office:value-type="float" office:value="0.3684210526" calcext:value-type="float">
            <text:p>0.36842105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242424242" calcext:value-type="float">
            <text:p>0.4242424242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80952381" calcext:value-type="float">
            <text:p>0.380952381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2941176471" calcext:value-type="float">
            <text:p>0.294117647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529411765" calcext:value-type="float">
            <text:p>0.3529411765</text:p>
          </table:table-cell>
          <table:table-cell office:value-type="float" office:value="0.3728813559" calcext:value-type="float">
            <text:p>0.3728813559</text:p>
          </table:table-cell>
          <table:table-cell office:value-type="float" office:value="0.3666666667" calcext:value-type="float">
            <text:p>0.366666666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2" calcext:value-type="float">
            <text:p>0.2</text:p>
          </table:table-cell>
          <table:table-cell office:value-type="float" office:value="0.2162162162" calcext:value-type="float">
            <text:p>0.2162162162</text:p>
          </table:table-cell>
          <table:table-cell office:value-type="float" office:value="0.2051282051" calcext:value-type="float">
            <text:p>0.205128205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4545454545" calcext:value-type="float">
            <text:p>0.4545454545</text:p>
          </table:table-cell>
          <table:table-cell office:value-type="float" office:value="0.16" calcext:value-type="float">
            <text:p>0.16</text:p>
          </table:table-cell>
          <table:table-cell office:value-type="float" office:value="0.1538461538" calcext:value-type="float">
            <text:p>0.153846153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16" calcext:value-type="float">
            <text:p>0.16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2051282051" calcext:value-type="float">
            <text:p>0.205128205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636363636" calcext:value-type="float">
            <text:p>0.3636363636</text:p>
          </table:table-cell>
          <table:table-cell table:number-columns-repeated="2" office:value-type="float" office:value="0.2666666667" calcext:value-type="float">
            <text:p>0.266666666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225806452" calcext:value-type="float">
            <text:p>0.3225806452</text:p>
          </table:table-cell>
          <table:table-cell office:value-type="float" office:value="0.3137254902" calcext:value-type="float">
            <text:p>0.3137254902</text:p>
          </table:table-cell>
          <table:table-cell office:value-type="float" office:value="0.2962962963" calcext:value-type="float">
            <text:p>0.296296296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225806452" calcext:value-type="float">
            <text:p>0.3225806452</text:p>
          </table:table-cell>
          <table:table-cell table:number-columns-repeated="2" office:value-type="float" office:value="0.3043478261" calcext:value-type="float">
            <text:p>0.304347826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864864865" calcext:value-type="float">
            <text:p>0.486486486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2" calcext:value-type="float">
            <text:p>0.32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243243243" calcext:value-type="float">
            <text:p>0.324324324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571428571" calcext:value-type="float">
            <text:p>0.35714285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580645161" calcext:value-type="float">
            <text:p>0.2580645161</text:p>
          </table:table-cell>
          <table:table-cell office:value-type="float" office:value="0.3137254902" calcext:value-type="float">
            <text:p>0.3137254902</text:p>
          </table:table-cell>
          <table:table-cell office:value-type="float" office:value="0.262295082" calcext:value-type="float">
            <text:p>0.26229508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142857143" calcext:value-type="float">
            <text:p>0.1142857143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1395348837" calcext:value-type="float">
            <text:p>0.139534883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3111111111" calcext:value-type="float">
            <text:p>0.3111111111</text:p>
          </table:table-cell>
          <table:table-cell office:value-type="float" office:value="0.2916666667" calcext:value-type="float">
            <text:p>0.291666666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043478261" calcext:value-type="float">
            <text:p>0.304347826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70212766" calcext:value-type="float">
            <text:p>0.170212766</text:p>
          </table:table-cell>
          <table:table-cell table:number-columns-repeated="2" office:value-type="float" office:value="0.2368421053" calcext:value-type="float">
            <text:p>0.236842105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3636363636" calcext:value-type="float">
            <text:p>0.3636363636</text:p>
          </table:table-cell>
          <table:table-cell office:value-type="float" office:value="0.2666666667" calcext:value-type="float">
            <text:p>0.266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162162162" calcext:value-type="float">
            <text:p>0.2162162162</text:p>
          </table:table-cell>
          <table:table-cell office:value-type="float" office:value="0.2173913043" calcext:value-type="float">
            <text:p>0.2173913043</text:p>
          </table:table-cell>
          <table:table-cell office:value-type="float" office:value="0.2352941176" calcext:value-type="float">
            <text:p>0.235294117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1739130435" calcext:value-type="float">
            <text:p>0.173913043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380952381" calcext:value-type="float">
            <text:p>0.2380952381</text:p>
          </table:table-cell>
          <table:table-cell office:value-type="float" office:value="0.347826087" calcext:value-type="float">
            <text:p>0.34782608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745098039" calcext:value-type="float">
            <text:p>0.274509803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2" calcext:value-type="float">
            <text:p>0.2</text:p>
          </table:table-cell>
          <table:table-cell office:value-type="float" office:value="0.2040816327" calcext:value-type="float">
            <text:p>0.204081632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2142857143" calcext:value-type="float">
            <text:p>0.2142857143</text:p>
          </table:table-cell>
          <table:table-cell table:number-columns-repeated="2" office:value-type="float" office:value="0.3157894737" calcext:value-type="float">
            <text:p>0.315789473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2127659574" calcext:value-type="float">
            <text:p>0.2127659574</text:p>
          </table:table-cell>
          <table:table-cell table:number-columns-repeated="2" office:value-type="float" office:value="0.2950819672" calcext:value-type="float">
            <text:p>0.295081967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4705882353" calcext:value-type="float">
            <text:p>0.4705882353</text:p>
          </table:table-cell>
          <table:table-cell office:value-type="float" office:value="0.3921568627" calcext:value-type="float">
            <text:p>0.392156862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2380952381" calcext:value-type="float">
            <text:p>0.238095238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978723404" calcext:value-type="float">
            <text:p>0.2978723404</text:p>
          </table:table-cell>
          <table:table-cell table:number-columns-repeated="2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03030303" calcext:value-type="float">
            <text:p>0.303030303</text:p>
          </table:table-cell>
          <table:table-cell table:number-columns-repeated="2" office:value-type="float" office:value="0.2916666667" calcext:value-type="float">
            <text:p>0.29166666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185185185" calcext:value-type="float">
            <text:p>0.5185185185</text:p>
          </table:table-cell>
          <table:table-cell office:value-type="float" office:value="0.28" calcext:value-type="float">
            <text:p>0.28</text:p>
          </table:table-cell>
          <table:table-cell office:value-type="float" office:value="0.2745098039" calcext:value-type="float">
            <text:p>0.274509803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2" calcext:value-type="float">
            <text:p>0.32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509433962" calcext:value-type="float">
            <text:p>0.150943396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3225806452" calcext:value-type="float">
            <text:p>0.322580645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3255813953" calcext:value-type="float">
            <text:p>0.325581395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580645161" calcext:value-type="float">
            <text:p>0.2580645161</text:p>
          </table:table-cell>
          <table:table-cell table:number-columns-repeated="2"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1578947368" calcext:value-type="float">
            <text:p>0.15789473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3636363636" calcext:value-type="float">
            <text:p>0.3636363636</text:p>
          </table:table-cell>
          <table:table-cell office:value-type="float" office:value="0.25" calcext:value-type="float">
            <text:p>0.25</text:p>
          </table:table-cell>
          <table:table-cell office:value-type="float" office:value="0.2325581395" calcext:value-type="float">
            <text:p>0.232558139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4" calcext:value-type="float">
            <text:p>0.4</text:p>
          </table:table-cell>
          <table:table-cell office:value-type="float" office:value="0.4615384615" calcext:value-type="float">
            <text:p>0.4615384615</text:p>
          </table:table-cell>
          <table:table-cell office:value-type="float" office:value="0.4390243902" calcext:value-type="float">
            <text:p>0.439024390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0.5128205128" calcext:value-type="float">
            <text:p>0.512820512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764705882" calcext:value-type="float">
            <text:p>0.1764705882</text:p>
          </table:table-cell>
          <table:table-cell table:number-columns-repeated="2" office:value-type="float" office:value="0.3448275862" calcext:value-type="float">
            <text:p>0.344827586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4375" calcext:value-type="float">
            <text:p>0.4375</text:p>
          </table:table-cell>
          <table:table-cell table:number-columns-repeated="2" office:value-type="float" office:value="0.5833333333" calcext:value-type="float">
            <text:p>0.583333333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2666666667" calcext:value-type="float">
            <text:p>0.266666666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2727272727" calcext:value-type="float">
            <text:p>0.2727272727</text:p>
          </table:table-cell>
          <table:table-cell office:value-type="float" office:value="0.2608695652" calcext:value-type="float">
            <text:p>0.260869565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4" calcext:value-type="float">
            <text:p>0.24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489795918" calcext:value-type="float">
            <text:p>0.4489795918</text:p>
          </table:table-cell>
          <table:table-cell table:number-columns-repeated="2" office:value-type="float" office:value="0.3181818182" calcext:value-type="float">
            <text:p>0.318181818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2727272727" calcext:value-type="float">
            <text:p>0.272727272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2727272727" calcext:value-type="float">
            <text:p>0.2727272727</text:p>
          </table:table-cell>
          <table:table-cell table:number-columns-repeated="2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666666667" calcext:value-type="float">
            <text:p>0.0666666667</text:p>
          </table:table-cell>
          <table:table-cell office:value-type="float" office:value="0.2666666667" calcext:value-type="float">
            <text:p>0.2666666667</text:p>
          </table:table-cell>
          <table:table-cell office:value-type="float" office:value="0.253968254" calcext:value-type="float">
            <text:p>0.25396825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379310345" calcext:value-type="float">
            <text:p>0.1379310345</text:p>
          </table:table-cell>
          <table:table-cell office:value-type="float" office:value="0.1904761905" calcext:value-type="float">
            <text:p>0.1904761905</text:p>
          </table:table-cell>
          <table:table-cell office:value-type="float" office:value="0.1860465116" calcext:value-type="float">
            <text:p>0.18604651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15" calcext:value-type="float">
            <text:p>0.15</text:p>
          </table:table-cell>
          <table:table-cell office:value-type="float" office:value="0.1428571429" calcext:value-type="float">
            <text:p>0.142857142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4117647059" calcext:value-type="float">
            <text:p>0.4117647059</text:p>
          </table:table-cell>
          <table:table-cell office:value-type="float" office:value="0.35" calcext:value-type="float">
            <text:p>0.35</text:p>
          </table:table-cell>
          <table:table-cell office:value-type="float" office:value="0.2978723404" calcext:value-type="float">
            <text:p>0.297872340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666666667" calcext:value-type="float">
            <text:p>0.2666666667</text:p>
          </table:table-cell>
          <table:table-cell table:number-columns-repeated="2" office:value-type="float" office:value="0.3666666667" calcext:value-type="float">
            <text:p>0.366666666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2666666667" calcext:value-type="float">
            <text:p>0.2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0.2926829268" calcext:value-type="float">
            <text:p>0.292682926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255813953" calcext:value-type="float">
            <text:p>0.3255813953</text:p>
          </table:table-cell>
          <table:table-cell office:value-type="float" office:value="0.3823529412" calcext:value-type="float">
            <text:p>0.3823529412</text:p>
          </table:table-cell>
          <table:table-cell office:value-type="float" office:value="0.358974359" calcext:value-type="float">
            <text:p>0.3589743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384615385" calcext:value-type="float">
            <text:p>0.5384615385</text:p>
          </table:table-cell>
          <table:table-cell office:value-type="float" office:value="0.5263157895" calcext:value-type="float">
            <text:p>0.5263157895</text:p>
          </table:table-cell>
          <table:table-cell office:value-type="float" office:value="0.4444444444" calcext:value-type="float">
            <text:p>0.444444444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714285714" calcext:value-type="float">
            <text:p>0.0714285714</text:p>
          </table:table-cell>
          <table:table-cell table:number-columns-repeated="2" office:value-type="float" office:value="0.243902439" calcext:value-type="float">
            <text:p>0.24390243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" calcext:value-type="float">
            <text:p>0.4</text:p>
          </table:table-cell>
          <table:table-cell office:value-type="float" office:value="0.2264150943" calcext:value-type="float">
            <text:p>0.2264150943</text:p>
          </table:table-cell>
          <table:table-cell office:value-type="float" office:value="0.2592592593" calcext:value-type="float">
            <text:p>0.259259259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4444444444" calcext:value-type="float">
            <text:p>0.4444444444</text:p>
          </table:table-cell>
          <table:table-cell table:number-columns-repeated="2" office:value-type="float" office:value="0.3243243243" calcext:value-type="float">
            <text:p>0.324324324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25" calcext:value-type="float">
            <text:p>0.25</text:p>
          </table:table-cell>
          <table:table-cell office:value-type="float" office:value="0.350877193" calcext:value-type="float">
            <text:p>0.350877193</text:p>
          </table:table-cell>
          <table:table-cell office:value-type="float" office:value="0.3389830508" calcext:value-type="float">
            <text:p>0.338983050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846153846" calcext:value-type="float">
            <text:p>0.3846153846</text:p>
          </table:table-cell>
          <table:table-cell table:number-columns-repeated="2" office:value-type="float" office:value="0.303030303" calcext:value-type="float">
            <text:p>0.30303030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25" calcext:value-type="float">
            <text:p>0.25</text:p>
          </table:table-cell>
          <table:table-cell office:value-type="float" office:value="0.1860465116" calcext:value-type="float">
            <text:p>0.1860465116</text:p>
          </table:table-cell>
          <table:table-cell office:value-type="float" office:value="0.2173913043" calcext:value-type="float">
            <text:p>0.21739130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4347826087" calcext:value-type="float">
            <text:p>0.4347826087</text:p>
          </table:table-cell>
          <table:table-cell office:value-type="float" office:value="0.3870967742" calcext:value-type="float">
            <text:p>0.3870967742</text:p>
          </table:table-cell>
          <table:table-cell office:value-type="float" office:value="0.4242424242" calcext:value-type="float">
            <text:p>0.424242424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1739130435" calcext:value-type="float">
            <text:p>0.1739130435</text:p>
          </table:table-cell>
          <table:table-cell table:number-columns-repeated="2" office:value-type="float" office:value="0.2941176471" calcext:value-type="float">
            <text:p>0.294117647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333333333" calcext:value-type="float">
            <text:p>0.13333333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076923077" calcext:value-type="float">
            <text:p>0.3076923077</text:p>
          </table:table-cell>
          <table:table-cell table:number-columns-repeated="2" office:value-type="float" office:value="0.2424242424" calcext:value-type="float">
            <text:p>0.242424242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4827586207" calcext:value-type="float">
            <text:p>0.4827586207</text:p>
          </table:table-cell>
          <table:table-cell table:number-columns-repeated="2"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3404255319" calcext:value-type="float">
            <text:p>0.3404255319</text:p>
          </table:table-cell>
          <table:table-cell office:value-type="float" office:value="0.3137254902" calcext:value-type="float">
            <text:p>0.313725490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4761904762" calcext:value-type="float">
            <text:p>0.4761904762</text:p>
          </table:table-cell>
          <table:table-cell table:number-columns-repeated="2"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1481481481" calcext:value-type="float">
            <text:p>0.1481481481</text:p>
          </table:table-cell>
          <table:table-cell table:number-columns-repeated="2" office:value-type="float" office:value="0.1276595745" calcext:value-type="float">
            <text:p>0.127659574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1904761905" calcext:value-type="float">
            <text:p>0.1904761905</text:p>
          </table:table-cell>
          <table:table-cell office:value-type="float" office:value="0.2173913043" calcext:value-type="float">
            <text:p>0.217391304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1290322581" calcext:value-type="float">
            <text:p>0.1290322581</text:p>
          </table:table-cell>
          <table:table-cell table:number-columns-repeated="2" office:value-type="float" office:value="0.2352941176" calcext:value-type="float">
            <text:p>0.235294117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1860465116" calcext:value-type="float">
            <text:p>0.1860465116</text:p>
          </table:table-cell>
          <table:table-cell office:value-type="float" office:value="0.2222222222" calcext:value-type="float">
            <text:p>0.222222222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3076923077" calcext:value-type="float">
            <text:p>0.3076923077</text:p>
          </table:table-cell>
          <table:table-cell table:number-columns-repeated="2" office:value-type="float" office:value="0.2608695652" calcext:value-type="float">
            <text:p>0.260869565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1111111111" calcext:value-type="float">
            <text:p>0.1111111111</text:p>
          </table:table-cell>
          <table:table-cell table:number-columns-repeated="2" office:value-type="float" office:value="0.406779661" calcext:value-type="float">
            <text:p>0.40677966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703703704" calcext:value-type="float">
            <text:p>0.3703703704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818181818" calcext:value-type="float">
            <text:p>0.18181818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4848484848" calcext:value-type="float">
            <text:p>0.4848484848</text:p>
          </table:table-cell>
          <table:table-cell office:value-type="float" office:value="0.3461538462" calcext:value-type="float">
            <text:p>0.3461538462</text:p>
          </table:table-cell>
          <table:table-cell office:value-type="float" office:value="0.3396226415" calcext:value-type="float">
            <text:p>0.33962264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818181818" calcext:value-type="float">
            <text:p>0.1818181818</text:p>
          </table:table-cell>
          <table:table-cell office:value-type="float" office:value="0.1463414634" calcext:value-type="float">
            <text:p>0.1463414634</text:p>
          </table:table-cell>
          <table:table-cell office:value-type="float" office:value="0.1777777778" calcext:value-type="float">
            <text:p>0.177777777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790697674" calcext:value-type="float">
            <text:p>0.2790697674</text:p>
          </table:table-cell>
          <table:table-cell office:value-type="float" office:value="0.347826087" calcext:value-type="float">
            <text:p>0.34782608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3783783784" calcext:value-type="float">
            <text:p>0.3783783784</text:p>
          </table:table-cell>
          <table:table-cell table:number-columns-repeated="2" office:value-type="float" office:value="0.3255813953" calcext:value-type="float">
            <text:p>0.325581395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2127659574" calcext:value-type="float">
            <text:p>0.2127659574</text:p>
          </table:table-cell>
          <table:table-cell office:value-type="float" office:value="0.2448979592" calcext:value-type="float">
            <text:p>0.244897959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2962962963" calcext:value-type="float">
            <text:p>0.2962962963</text:p>
          </table:table-cell>
          <table:table-cell table:number-columns-repeated="2" office:value-type="float" office:value="0.2702702703" calcext:value-type="float">
            <text:p>0.270270270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0.0454545455" calcext:value-type="float">
            <text:p>0.0454545455</text:p>
          </table:table-cell>
          <table:table-cell office:value-type="float" office:value="0.1071428571" calcext:value-type="float">
            <text:p>0.107142857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714285714" calcext:value-type="float">
            <text:p>0.1714285714</text:p>
          </table:table-cell>
          <table:table-cell table:number-columns-repeated="2" office:value-type="float" office:value="0.3137254902" calcext:value-type="float">
            <text:p>0.313725490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295081967" calcext:value-type="float">
            <text:p>0.229508196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2" calcext:value-type="float">
            <text:p>0.2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2372881356" calcext:value-type="float">
            <text:p>0.237288135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740740741" calcext:value-type="float">
            <text:p>0.0740740741</text:p>
          </table:table-cell>
          <table:table-cell office:value-type="float" office:value="0.0975609756" calcext:value-type="float">
            <text:p>0.0975609756</text:p>
          </table:table-cell>
          <table:table-cell office:value-type="float" office:value="0.0952380952" calcext:value-type="float">
            <text:p>0.095238095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777777778" calcext:value-type="float">
            <text:p>0.177777777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689655172" calcext:value-type="float">
            <text:p>0.068965517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78947368" calcext:value-type="float">
            <text:p>0.157894736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225806452" calcext:value-type="float">
            <text:p>0.3225806452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0.3414634146" calcext:value-type="float">
            <text:p>0.3414634146</text:p>
          </table:table-cell>
          <table:table-cell office:value-type="float" office:value="0.3555555556" calcext:value-type="float">
            <text:p>0.355555555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81081081" calcext:value-type="float">
            <text:p>0.10810810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1739130435" calcext:value-type="float">
            <text:p>0.1739130435</text:p>
          </table:table-cell>
          <table:table-cell table:number-columns-repeated="2" office:value-type="float" office:value="0.3243243243" calcext:value-type="float">
            <text:p>0.324324324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043478261" calcext:value-type="float">
            <text:p>0.304347826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2727272727" calcext:value-type="float">
            <text:p>0.2727272727</text:p>
          </table:table-cell>
          <table:table-cell office:value-type="float" office:value="0.2666666667" calcext:value-type="float">
            <text:p>0.266666666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80952381" calcext:value-type="float">
            <text:p>0.380952381</text:p>
          </table:table-cell>
          <table:table-cell table:number-columns-repeated="2" office:value-type="float" office:value="0.3870967742" calcext:value-type="float">
            <text:p>0.387096774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2068965517" calcext:value-type="float">
            <text:p>0.2068965517</text:p>
          </table:table-cell>
          <table:table-cell table:number-columns-repeated="2" office:value-type="float" office:value="0.487804878" calcext:value-type="float">
            <text:p>0.48780487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206896552" calcext:value-type="float">
            <text:p>0.6206896552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2666666667" calcext:value-type="float">
            <text:p>0.2666666667</text:p>
          </table:table-cell>
          <table:table-cell office:value-type="float" office:value="0.2553191489" calcext:value-type="float">
            <text:p>0.255319148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076923077" calcext:value-type="float">
            <text:p>0.3076923077</text:p>
          </table:table-cell>
          <table:table-cell office:value-type="float" office:value="0.3913043478" calcext:value-type="float">
            <text:p>0.3913043478</text:p>
          </table:table-cell>
          <table:table-cell office:value-type="float" office:value="0.3829787234" calcext:value-type="float">
            <text:p>0.382978723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1904761905" calcext:value-type="float">
            <text:p>0.190476190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1777777778" calcext:value-type="float">
            <text:p>0.1777777778</text:p>
          </table:table-cell>
          <table:table-cell office:value-type="float" office:value="0.1739130435" calcext:value-type="float">
            <text:p>0.173913043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242424242" calcext:value-type="float">
            <text:p>0.424242424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64516129" calcext:value-type="float">
            <text:p>0.064516129</text:p>
          </table:table-cell>
          <table:table-cell table:number-columns-repeated="2" office:value-type="float" office:value="0.1568627451" calcext:value-type="float">
            <text:p>0.156862745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636363636" calcext:value-type="float">
            <text:p>0.3636363636</text:p>
          </table:table-cell>
          <table:table-cell office:value-type="float" office:value="0.5106382979" calcext:value-type="float">
            <text:p>0.5106382979</text:p>
          </table:table-cell>
          <table:table-cell office:value-type="float" office:value="0.5416666667" calcext:value-type="float">
            <text:p>0.541666666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043478261" calcext:value-type="float">
            <text:p>0.3043478261</text:p>
          </table:table-cell>
          <table:table-cell office:value-type="float" office:value="0.3188405797" calcext:value-type="float">
            <text:p>0.3188405797</text:p>
          </table:table-cell>
          <table:table-cell office:value-type="float" office:value="0.3513513514" calcext:value-type="float">
            <text:p>0.35135135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157894737" calcext:value-type="float">
            <text:p>0.3157894737</text:p>
          </table:table-cell>
          <table:table-cell table:number-columns-repeated="2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2325581395" calcext:value-type="float">
            <text:p>0.2325581395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.5789473684" calcext:value-type="float">
            <text:p>0.578947368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243243243" calcext:value-type="float">
            <text:p>0.32432432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4285714286" calcext:value-type="float">
            <text:p>0.4285714286</text:p>
          </table:table-cell>
          <table:table-cell table:number-columns-repeated="2" office:value-type="float" office:value="0.3783783784" calcext:value-type="float">
            <text:p>0.37837837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636363636" calcext:value-type="float">
            <text:p>0.3636363636</text:p>
          </table:table-cell>
          <table:table-cell table:number-columns-repeated="2" office:value-type="float" office:value="0.3829787234" calcext:value-type="float">
            <text:p>0.382978723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869565217" calcext:value-type="float">
            <text:p>0.0869565217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0.0909090909" calcext:value-type="float">
            <text:p>0.090909090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3859649123" calcext:value-type="float">
            <text:p>0.3859649123</text:p>
          </table:table-cell>
          <table:table-cell table:number-columns-repeated="2" office:value-type="float" office:value="0.4691358025" calcext:value-type="float">
            <text:p>0.46913580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176471" calcext:value-type="float">
            <text:p>0.294117647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80952381" calcext:value-type="float">
            <text:p>0.38095238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157894737" calcext:value-type="float">
            <text:p>0.315789473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2926829268" calcext:value-type="float">
            <text:p>0.2926829268</text:p>
          </table:table-cell>
          <table:table-cell office:value-type="float" office:value="0.5161290323" calcext:value-type="float">
            <text:p>0.5161290323</text:p>
          </table:table-cell>
          <table:table-cell office:value-type="float" office:value="0.4705882353" calcext:value-type="float">
            <text:p>0.470588235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4444444444" calcext:value-type="float">
            <text:p>0.4444444444</text:p>
          </table:table-cell>
          <table:table-cell office:value-type="float" office:value="0.3181818182" calcext:value-type="float">
            <text:p>0.3181818182</text:p>
          </table:table-cell>
          <table:table-cell office:value-type="float" office:value="0.3404255319" calcext:value-type="float">
            <text:p>0.340425531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90697674" calcext:value-type="float">
            <text:p>0.2790697674</text:p>
          </table:table-cell>
          <table:table-cell office:value-type="float" office:value="0.2448979592" calcext:value-type="float">
            <text:p>0.244897959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333333333" calcext:value-type="float">
            <text:p>0.533333333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176470588" calcext:value-type="float">
            <text:p>0.1176470588</text:p>
          </table:table-cell>
          <table:table-cell office:value-type="float" office:value="0.0454545455" calcext:value-type="float">
            <text:p>0.0454545455</text:p>
          </table:table-cell>
          <table:table-cell office:value-type="float" office:value="0.0444444444" calcext:value-type="float">
            <text:p>0.044444444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2962962963" calcext:value-type="float">
            <text:p>0.2962962963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2564102564" calcext:value-type="float">
            <text:p>0.2564102564</text:p>
          </table:table-cell>
          <table:table-cell office:value-type="float" office:value="0.3414634146" calcext:value-type="float">
            <text:p>0.341463414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18181818" calcext:value-type="float">
            <text:p>0.1818181818</text:p>
          </table:table-cell>
          <table:table-cell office:value-type="float" office:value="0.1785714286" calcext:value-type="float">
            <text:p>0.178571428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909090909" calcext:value-type="float">
            <text:p>0.0909090909</text:p>
          </table:table-cell>
          <table:table-cell table:number-columns-repeated="2" office:value-type="float" office:value="0.0833333333" calcext:value-type="float">
            <text:p>0.08333333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1379310345" calcext:value-type="float">
            <text:p>0.1379310345</text:p>
          </table:table-cell>
          <table:table-cell table:number-columns-repeated="2" office:value-type="float" office:value="0.1481481481" calcext:value-type="float">
            <text:p>0.148148148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2380952381" calcext:value-type="float">
            <text:p>0.2380952381</text:p>
          </table:table-cell>
          <table:table-cell table:number-columns-repeated="2" office:value-type="float" office:value="0.2816901408" calcext:value-type="float">
            <text:p>0.281690140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5142857143" calcext:value-type="float">
            <text:p>0.5142857143</text:p>
          </table:table-cell>
          <table:table-cell office:value-type="float" office:value="0.3529411765" calcext:value-type="float">
            <text:p>0.3529411765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4705882353" calcext:value-type="float">
            <text:p>0.4705882353</text:p>
          </table:table-cell>
          <table:table-cell table:number-columns-repeated="2" office:value-type="float" office:value="0.4285714286" calcext:value-type="float">
            <text:p>0.428571428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2564102564" calcext:value-type="float">
            <text:p>0.2564102564</text:p>
          </table:table-cell>
          <table:table-cell office:value-type="float" office:value="0.2666666667" calcext:value-type="float">
            <text:p>0.2666666667</text:p>
          </table:table-cell>
          <table:table-cell office:value-type="float" office:value="0.2553191489" calcext:value-type="float">
            <text:p>0.255319148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4" calcext:value-type="float">
            <text:p>0.4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2068965517" calcext:value-type="float">
            <text:p>0.2068965517</text:p>
          </table:table-cell>
          <table:table-cell office:value-type="float" office:value="0.4545454545" calcext:value-type="float">
            <text:p>0.4545454545</text:p>
          </table:table-cell>
          <table:table-cell office:value-type="float" office:value="0.4166666667" calcext:value-type="float">
            <text:p>0.416666666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3673469388" calcext:value-type="float">
            <text:p>0.3673469388</text:p>
          </table:table-cell>
          <table:table-cell office:value-type="float" office:value="0.3928571429" calcext:value-type="float">
            <text:p>0.392857142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2127659574" calcext:value-type="float">
            <text:p>0.2127659574</text:p>
          </table:table-cell>
          <table:table-cell office:value-type="float" office:value="0.2448979592" calcext:value-type="float">
            <text:p>0.244897959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057971014" calcext:value-type="float">
            <text:p>0.405797101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926829268" calcext:value-type="float">
            <text:p>0.292682926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018867925" calcext:value-type="float">
            <text:p>0.301886792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571428571" calcext:value-type="float">
            <text:p>0.0571428571</text:p>
          </table:table-cell>
          <table:table-cell office:value-type="float" office:value="0.2272727273" calcext:value-type="float">
            <text:p>0.2272727273</text:p>
          </table:table-cell>
          <table:table-cell office:value-type="float" office:value="0.2083333333" calcext:value-type="float">
            <text:p>0.208333333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0.1363636364" calcext:value-type="float">
            <text:p>0.1363636364</text:p>
          </table:table-cell>
          <table:table-cell office:value-type="float" office:value="0.1333333333" calcext:value-type="float">
            <text:p>0.133333333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4" calcext:value-type="float">
            <text:p>0.4</text:p>
          </table:table-cell>
          <table:table-cell office:value-type="float" office:value="0.3414634146" calcext:value-type="float">
            <text:p>0.3414634146</text:p>
          </table:table-cell>
          <table:table-cell office:value-type="float" office:value="0.3255813953" calcext:value-type="float">
            <text:p>0.325581395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3870967742" calcext:value-type="float">
            <text:p>0.3870967742</text:p>
          </table:table-cell>
          <table:table-cell table:number-columns-repeated="2" office:value-type="float" office:value="0.2790697674" calcext:value-type="float">
            <text:p>0.279069767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3846153846" calcext:value-type="float">
            <text:p>0.3846153846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3529411765" calcext:value-type="float">
            <text:p>0.352941176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64516129" calcext:value-type="float">
            <text:p>0.064516129</text:p>
          </table:table-cell>
          <table:table-cell office:value-type="float" office:value="0.4" calcext:value-type="float">
            <text:p>0.4</text:p>
          </table:table-cell>
          <table:table-cell office:value-type="float" office:value="0.3703703704" calcext:value-type="float">
            <text:p>0.370370370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3870967742" calcext:value-type="float">
            <text:p>0.3870967742</text:p>
          </table:table-cell>
          <table:table-cell office:value-type="float" office:value="0.36" calcext:value-type="float">
            <text:p>0.36</text:p>
          </table:table-cell>
          <table:table-cell office:value-type="float" office:value="0.3846153846" calcext:value-type="float">
            <text:p>0.384615384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243902439" calcext:value-type="float">
            <text:p>0.243902439</text:p>
          </table:table-cell>
          <table:table-cell office:value-type="float" office:value="0.3561643836" calcext:value-type="float">
            <text:p>0.3561643836</text:p>
          </table:table-cell>
          <table:table-cell office:value-type="float" office:value="0.3466666667" calcext:value-type="float">
            <text:p>0.346666666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1481481481" calcext:value-type="float">
            <text:p>0.148148148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1" calcext:value-type="float">
            <text:p>0.1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692307692" calcext:value-type="float">
            <text:p>0.3692307692</text:p>
          </table:table-cell>
          <table:table-cell office:value-type="float" office:value="0.3823529412" calcext:value-type="float">
            <text:p>0.382352941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424242424" calcext:value-type="float">
            <text:p>0.242424242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3428571429" calcext:value-type="float">
            <text:p>0.3428571429</text:p>
          </table:table-cell>
          <table:table-cell table:number-columns-repeated="2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1904761905" calcext:value-type="float">
            <text:p>0.1904761905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358974359" calcext:value-type="float">
            <text:p>0.35897435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4117647059" calcext:value-type="float">
            <text:p>0.4117647059</text:p>
          </table:table-cell>
          <table:table-cell table:number-columns-repeated="2" office:value-type="float" office:value="0.3492063492" calcext:value-type="float">
            <text:p>0.349206349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4137931034" calcext:value-type="float">
            <text:p>0.4137931034</text:p>
          </table:table-cell>
          <table:table-cell table:number-columns-repeated="2" office:value-type="float" office:value="0.2978723404" calcext:value-type="float">
            <text:p>0.297872340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2068965517" calcext:value-type="float">
            <text:p>0.2068965517</text:p>
          </table:table-cell>
          <table:table-cell table:number-columns-repeated="2" office:value-type="float" office:value="0.3181818182" calcext:value-type="float">
            <text:p>0.318181818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0.1481481481" calcext:value-type="float">
            <text:p>0.1481481481</text:p>
          </table:table-cell>
          <table:table-cell office:value-type="float" office:value="0.2666666667" calcext:value-type="float">
            <text:p>0.266666666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4545454545" calcext:value-type="float">
            <text:p>0.4545454545</text:p>
          </table:table-cell>
          <table:table-cell office:value-type="float" office:value="0.4444444444" calcext:value-type="float">
            <text:p>0.444444444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4166666667" calcext:value-type="float">
            <text:p>0.4166666667</text:p>
          </table:table-cell>
          <table:table-cell table:number-columns-repeated="2" office:value-type="float" office:value="0.4117647059" calcext:value-type="float">
            <text:p>0.41176470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1851851852" calcext:value-type="float">
            <text:p>0.18518518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3870967742" calcext:value-type="float">
            <text:p>0.3870967742</text:p>
          </table:table-cell>
          <table:table-cell table:number-columns-repeated="2" office:value-type="float" office:value="0.5217391304" calcext:value-type="float">
            <text:p>0.521739130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25" calcext:value-type="float">
            <text:p>0.25</text:p>
          </table:table-cell>
          <table:table-cell office:value-type="float" office:value="0.2264150943" calcext:value-type="float">
            <text:p>0.2264150943</text:p>
          </table:table-cell>
          <table:table-cell office:value-type="float" office:value="0.2222222222" calcext:value-type="float">
            <text:p>0.22222222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2941176471" calcext:value-type="float">
            <text:p>0.294117647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3793103448" calcext:value-type="float">
            <text:p>0.3793103448</text:p>
          </table:table-cell>
          <table:table-cell office:value-type="float" office:value="0.3548387097" calcext:value-type="float">
            <text:p>0.354838709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2857142857" calcext:value-type="float">
            <text:p>0.2857142857</text:p>
          </table:table-cell>
          <table:table-cell table:number-columns-repeated="2" office:value-type="float" office:value="0.2307692308" calcext:value-type="float">
            <text:p>0.230769230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1935483871" calcext:value-type="float">
            <text:p>0.1935483871</text:p>
          </table:table-cell>
          <table:table-cell office:value-type="float" office:value="0.2474226804" calcext:value-type="float">
            <text:p>0.247422680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4166666667" calcext:value-type="float">
            <text:p>0.4166666667</text:p>
          </table:table-cell>
          <table:table-cell table:number-columns-repeated="2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2051282051" calcext:value-type="float">
            <text:p>0.205128205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4242424242" calcext:value-type="float">
            <text:p>0.4242424242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2413793103" calcext:value-type="float">
            <text:p>0.241379310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5964912281" calcext:value-type="float">
            <text:p>0.596491228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1714285714" calcext:value-type="float">
            <text:p>0.1714285714</text:p>
          </table:table-cell>
          <table:table-cell office:value-type="float" office:value="0.2" calcext:value-type="float">
            <text:p>0.2</text:p>
          </table:table-cell>
          <table:table-cell office:value-type="float" office:value="0.1960784314" calcext:value-type="float">
            <text:p>0.196078431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555555556" calcext:value-type="float">
            <text:p>0.3555555556</text:p>
          </table:table-cell>
          <table:table-cell office:value-type="float" office:value="0.347826087" calcext:value-type="float">
            <text:p>0.34782608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2142857143" calcext:value-type="float">
            <text:p>0.2142857143</text:p>
          </table:table-cell>
          <table:table-cell table:number-columns-repeated="2" office:value-type="float" office:value="0.3921568627" calcext:value-type="float">
            <text:p>0.392156862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3902439024" calcext:value-type="float">
            <text:p>0.3902439024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3037974684" calcext:value-type="float">
            <text:p>0.303797468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612903226" calcext:value-type="float">
            <text:p>0.161290322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3414634146" calcext:value-type="float">
            <text:p>0.3414634146</text:p>
          </table:table-cell>
          <table:table-cell table:number-columns-repeated="2" office:value-type="float" office:value="0.3103448276" calcext:value-type="float">
            <text:p>0.310344827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4" calcext:value-type="float">
            <text:p>0.4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2941176471" calcext:value-type="float">
            <text:p>0.294117647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4210526316" calcext:value-type="float">
            <text:p>0.4210526316</text:p>
          </table:table-cell>
          <table:table-cell table:number-columns-repeated="2"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32" calcext:value-type="float">
            <text:p>0.32</text:p>
          </table:table-cell>
          <table:table-cell office:value-type="float" office:value="0.3137254902" calcext:value-type="float">
            <text:p>0.313725490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3111111111" calcext:value-type="float">
            <text:p>0.311111111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2" calcext:value-type="float">
            <text:p>0.2</text:p>
          </table:table-cell>
          <table:table-cell office:value-type="float" office:value="0.2692307692" calcext:value-type="float">
            <text:p>0.2692307692</text:p>
          </table:table-cell>
          <table:table-cell office:value-type="float" office:value="0.3018867925" calcext:value-type="float">
            <text:p>0.30188679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3157894737" calcext:value-type="float">
            <text:p>0.3157894737</text:p>
          </table:table-cell>
          <table:table-cell table:number-columns-repeated="2" office:value-type="float" office:value="0.3076923077" calcext:value-type="float">
            <text:p>0.307692307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4" calcext:value-type="float">
            <text:p>0.4</text:p>
          </table:table-cell>
          <table:table-cell office:value-type="float" office:value="0.5454545455" calcext:value-type="float">
            <text:p>0.5454545455</text:p>
          </table:table-cell>
          <table:table-cell office:value-type="float" office:value="0.5106382979" calcext:value-type="float">
            <text:p>0.510638297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470588235" calcext:value-type="float">
            <text:p>0.6470588235</text:p>
          </table:table-cell>
          <table:table-cell office:value-type="float" office:value="0.48" calcext:value-type="float">
            <text:p>0.48</text:p>
          </table:table-cell>
          <table:table-cell office:value-type="float" office:value="0.5714285714" calcext:value-type="float">
            <text:p>0.571428571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3243243243" calcext:value-type="float">
            <text:p>0.3243243243</text:p>
          </table:table-cell>
          <table:table-cell table:number-columns-repeated="2" office:value-type="float" office:value="0.3529411765" calcext:value-type="float">
            <text:p>0.352941176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2631578947" calcext:value-type="float">
            <text:p>0.263157894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3076923077" calcext:value-type="float">
            <text:p>0.307692307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4615384615" calcext:value-type="float">
            <text:p>0.4615384615</text:p>
          </table:table-cell>
          <table:table-cell office:value-type="float" office:value="0.4210526316" calcext:value-type="float">
            <text:p>0.4210526316</text:p>
          </table:table-cell>
          <table:table-cell office:value-type="float" office:value="0.4102564103" calcext:value-type="float">
            <text:p>0.410256410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481481481" calcext:value-type="float">
            <text:p>0.148148148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3225806452" calcext:value-type="float">
            <text:p>0.3225806452</text:p>
          </table:table-cell>
          <table:table-cell table:number-columns-repeated="2" office:value-type="float" office:value="0.4186046512" calcext:value-type="float">
            <text:p>0.418604651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2" calcext:value-type="float">
            <text:p>0.2</text:p>
          </table:table-cell>
          <table:table-cell office:value-type="float" office:value="0.1904761905" calcext:value-type="float">
            <text:p>0.1904761905</text:p>
          </table:table-cell>
          <table:table-cell office:value-type="float" office:value="0.2608695652" calcext:value-type="float">
            <text:p>0.26086956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3448275862" calcext:value-type="float">
            <text:p>0.3448275862</text:p>
          </table:table-cell>
          <table:table-cell table:number-columns-repeated="2" office:value-type="float" office:value="0.3913043478" calcext:value-type="float">
            <text:p>0.391304347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2962962963" calcext:value-type="float">
            <text:p>0.2962962963</text:p>
          </table:table-cell>
          <table:table-cell table:number-columns-repeated="2" office:value-type="float" office:value="0.2162162162" calcext:value-type="float">
            <text:p>0.216216216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1739130435" calcext:value-type="float">
            <text:p>0.1739130435</text:p>
          </table:table-cell>
          <table:table-cell office:value-type="float" office:value="0.5789473684" calcext:value-type="float">
            <text:p>0.5789473684</text:p>
          </table:table-cell>
          <table:table-cell office:value-type="float" office:value="0.5641025641" calcext:value-type="float">
            <text:p>0.564102564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275862069" calcext:value-type="float">
            <text:p>0.275862069</text:p>
          </table:table-cell>
          <table:table-cell table:number-columns-repeated="2" office:value-type="float" office:value="0.1509433962" calcext:value-type="float">
            <text:p>0.150943396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952380952" calcext:value-type="float">
            <text:p>0.0952380952</text:p>
          </table:table-cell>
          <table:table-cell office:value-type="float" office:value="0.2162162162" calcext:value-type="float">
            <text:p>0.2162162162</text:p>
          </table:table-cell>
          <table:table-cell office:value-type="float" office:value="0.2105263158" calcext:value-type="float">
            <text:p>0.21052631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4489795918" calcext:value-type="float">
            <text:p>0.448979591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859649123" calcext:value-type="float">
            <text:p>0.385964912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1379310345" calcext:value-type="float">
            <text:p>0.1379310345</text:p>
          </table:table-cell>
          <table:table-cell table:number-columns-repeated="2" office:value-type="float" office:value="0.1904761905" calcext:value-type="float">
            <text:p>0.190476190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952380952" calcext:value-type="float">
            <text:p>0.0952380952</text:p>
          </table:table-cell>
          <table:table-cell table:number-columns-repeated="2" office:value-type="float" office:value="0.1142857143" calcext:value-type="float">
            <text:p>0.114285714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3783783784" calcext:value-type="float">
            <text:p>0.3783783784</text:p>
          </table:table-cell>
          <table:table-cell table:number-columns-repeated="2" office:value-type="float" office:value="0.3636363636" calcext:value-type="float">
            <text:p>0.363636363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2105263158" calcext:value-type="float">
            <text:p>0.2105263158</text:p>
          </table:table-cell>
          <table:table-cell table:number-columns-repeated="2" office:value-type="float" office:value="0.4545454545" calcext:value-type="float">
            <text:p>0.454545454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3846153846" calcext:value-type="float">
            <text:p>0.3846153846</text:p>
          </table:table-cell>
          <table:table-cell table:number-columns-repeated="2" office:value-type="float" office:value="0.2173913043" calcext:value-type="float">
            <text:p>0.217391304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1714285714" calcext:value-type="float">
            <text:p>0.1714285714</text:p>
          </table:table-cell>
          <table:table-cell office:value-type="float" office:value="0.3037974684" calcext:value-type="float">
            <text:p>0.3037974684</text:p>
          </table:table-cell>
          <table:table-cell office:value-type="float" office:value="0.2962962963" calcext:value-type="float">
            <text:p>0.296296296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1428571429" calcext:value-type="float">
            <text:p>0.1428571429</text:p>
          </table:table-cell>
          <table:table-cell table:number-columns-repeated="2" office:value-type="float" office:value="0.0930232558" calcext:value-type="float">
            <text:p>0.093023255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2325581395" calcext:value-type="float">
            <text:p>0.2325581395</text:p>
          </table:table-cell>
          <table:table-cell office:value-type="float" office:value="0.2393162393" calcext:value-type="float">
            <text:p>0.2393162393</text:p>
          </table:table-cell>
          <table:table-cell office:value-type="float" office:value="0.2542372881" calcext:value-type="float">
            <text:p>0.254237288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3428571429" calcext:value-type="float">
            <text:p>0.3428571429</text:p>
          </table:table-cell>
          <table:table-cell table:number-columns-repeated="2" office:value-type="float" office:value="0.4444444444" calcext:value-type="float">
            <text:p>0.444444444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3636363636" calcext:value-type="float">
            <text:p>0.3636363636</text:p>
          </table:table-cell>
          <table:table-cell office:value-type="float" office:value="0.2702702703" calcext:value-type="float">
            <text:p>0.2702702703</text:p>
          </table:table-cell>
          <table:table-cell office:value-type="float" office:value="0.2631578947" calcext:value-type="float">
            <text:p>0.26315789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935483871" calcext:value-type="float">
            <text:p>0.1935483871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" calcext:value-type="float">
            <text:p>0.222222222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5294117647" calcext:value-type="float">
            <text:p>0.5294117647</text:p>
          </table:table-cell>
          <table:table-cell office:value-type="float" office:value="0.5714285714" calcext:value-type="float">
            <text:p>0.5714285714</text:p>
          </table:table-cell>
          <table:table-cell office:value-type="float" office:value="0.5384615385" calcext:value-type="float">
            <text:p>0.53846153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4444444444" calcext:value-type="float">
            <text:p>0.4444444444</text:p>
          </table:table-cell>
          <table:table-cell office:value-type="float" office:value="0.4285714286" calcext:value-type="float">
            <text:p>0.4285714286</text:p>
          </table:table-cell>
          <table:table-cell office:value-type="float" office:value="0.5217391304" calcext:value-type="float">
            <text:p>0.52173913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3225806452" calcext:value-type="float">
            <text:p>0.3225806452</text:p>
          </table:table-cell>
          <table:table-cell table:number-columns-repeated="2" office:value-type="float" office:value="0.431372549" calcext:value-type="float">
            <text:p>0.43137254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73584906" calcext:value-type="float">
            <text:p>0.3773584906</text:p>
          </table:table-cell>
          <table:table-cell office:value-type="float" office:value="0.4745762712" calcext:value-type="float">
            <text:p>0.474576271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1379310345" calcext:value-type="float">
            <text:p>0.1379310345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1333333333" calcext:value-type="float">
            <text:p>0.133333333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3529411765" calcext:value-type="float">
            <text:p>0.3529411765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068965517" calcext:value-type="float">
            <text:p>0.20689655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3863636364" calcext:value-type="float">
            <text:p>0.386363636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076923077" calcext:value-type="float">
            <text:p>0.307692307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3448275862" calcext:value-type="float">
            <text:p>0.3448275862</text:p>
          </table:table-cell>
          <table:table-cell table:number-columns-repeated="2" office:value-type="float" office:value="0.358974359" calcext:value-type="float">
            <text:p>0.35897435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2325581395" calcext:value-type="float">
            <text:p>0.2325581395</text:p>
          </table:table-cell>
          <table:table-cell office:value-type="float" office:value="0.2127659574" calcext:value-type="float">
            <text:p>0.212765957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56" calcext:value-type="float">
            <text:p>0.56</text:p>
          </table:table-cell>
          <table:table-cell office:value-type="float" office:value="0.4516129032" calcext:value-type="float">
            <text:p>0.4516129032</text:p>
          </table:table-cell>
          <table:table-cell office:value-type="float" office:value="0.4117647059" calcext:value-type="float">
            <text:p>0.411764705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4166666667" calcext:value-type="float">
            <text:p>0.4166666667</text:p>
          </table:table-cell>
          <table:table-cell table:number-columns-repeated="2" office:value-type="float" office:value="0.303030303" calcext:value-type="float">
            <text:p>0.30303030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3870967742" calcext:value-type="float">
            <text:p>0.3870967742</text:p>
          </table:table-cell>
          <table:table-cell table:number-columns-repeated="2" office:value-type="float" office:value="0.2790697674" calcext:value-type="float">
            <text:p>0.279069767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941176471" calcext:value-type="float">
            <text:p>0.294117647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126984127" calcext:value-type="float">
            <text:p>0.412698412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4897959184" calcext:value-type="float">
            <text:p>0.489795918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380952381" calcext:value-type="float">
            <text:p>0.380952381</text:p>
          </table:table-cell>
          <table:table-cell office:value-type="float" office:value="0.32" calcext:value-type="float">
            <text:p>0.32</text:p>
          </table:table-cell>
          <table:table-cell office:value-type="float" office:value="0.3137254902" calcext:value-type="float">
            <text:p>0.313725490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24" calcext:value-type="float">
            <text:p>0.24</text:p>
          </table:table-cell>
          <table:table-cell office:value-type="float" office:value="0.1621621622" calcext:value-type="float">
            <text:p>0.1621621622</text:p>
          </table:table-cell>
          <table:table-cell office:value-type="float" office:value="0.1578947368" calcext:value-type="float">
            <text:p>0.157894736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303030303" calcext:value-type="float">
            <text:p>0.303030303</text:p>
          </table:table-cell>
          <table:table-cell table:number-columns-repeated="2" office:value-type="float" office:value="0.2040816327" calcext:value-type="float">
            <text:p>0.20408163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0.3870967742" calcext:value-type="float">
            <text:p>0.387096774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3720930233" calcext:value-type="float">
            <text:p>0.372093023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4166666667" calcext:value-type="float">
            <text:p>0.4166666667</text:p>
          </table:table-cell>
          <table:table-cell table:number-columns-repeated="2" office:value-type="float" office:value="0.4117647059" calcext:value-type="float">
            <text:p>0.411764705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1666666667" calcext:value-type="float">
            <text:p>0.1666666667</text:p>
          </table:table-cell>
          <table:table-cell table:number-columns-repeated="2" office:value-type="float" office:value="0.2564102564" calcext:value-type="float">
            <text:p>0.256410256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4242424242" calcext:value-type="float">
            <text:p>0.4242424242</text:p>
          </table:table-cell>
          <table:table-cell office:value-type="float" office:value="0.3720930233" calcext:value-type="float">
            <text:p>0.3720930233</text:p>
          </table:table-cell>
          <table:table-cell office:value-type="float" office:value="0.3673469388" calcext:value-type="float">
            <text:p>0.367346938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3684210526" calcext:value-type="float">
            <text:p>0.3684210526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265306122" calcext:value-type="float">
            <text:p>0.326530612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3225806452" calcext:value-type="float">
            <text:p>0.3225806452</text:p>
          </table:table-cell>
          <table:table-cell table:number-columns-repeated="2" office:value-type="float" office:value="0.2727272727" calcext:value-type="float">
            <text:p>0.272727272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978723404" calcext:value-type="float">
            <text:p>0.2978723404</text:p>
          </table:table-cell>
          <table:table-cell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380952381" calcext:value-type="float">
            <text:p>0.380952381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564102564" calcext:value-type="float">
            <text:p>0.256410256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3448275862" calcext:value-type="float">
            <text:p>0.3448275862</text:p>
          </table:table-cell>
          <table:table-cell office:value-type="float" office:value="0.3157894737" calcext:value-type="float">
            <text:p>0.3157894737</text:p>
          </table:table-cell>
          <table:table-cell office:value-type="float" office:value="0.3076923077" calcext:value-type="float">
            <text:p>0.307692307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4255319149" calcext:value-type="float">
            <text:p>0.4255319149</text:p>
          </table:table-cell>
          <table:table-cell office:value-type="float" office:value="0.4166666667" calcext:value-type="float">
            <text:p>0.416666666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4666666667" calcext:value-type="float">
            <text:p>0.4666666667</text:p>
          </table:table-cell>
          <table:table-cell table:number-columns-repeated="2" office:value-type="float" office:value="0.3111111111" calcext:value-type="float">
            <text:p>0.31111111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4827586207" calcext:value-type="float">
            <text:p>0.4827586207</text:p>
          </table:table-cell>
          <table:table-cell office:value-type="float" office:value="0.5306122449" calcext:value-type="float">
            <text:p>0.5306122449</text:p>
          </table:table-cell>
          <table:table-cell office:value-type="float" office:value="0.4905660377" calcext:value-type="float">
            <text:p>0.490566037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904761905" calcext:value-type="float">
            <text:p>0.190476190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714285714" calcext:value-type="float">
            <text:p>0.1714285714</text:p>
          </table:table-cell>
          <table:table-cell office:value-type="float" office:value="0.1904761905" calcext:value-type="float">
            <text:p>0.190476190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73469388" calcext:value-type="float">
            <text:p>0.3673469388</text:p>
          </table:table-cell>
          <table:table-cell office:value-type="float" office:value="0.3703703704" calcext:value-type="float">
            <text:p>0.370370370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" calcext:value-type="float">
            <text:p>0.4</text:p>
          </table:table-cell>
          <table:table-cell office:value-type="float" office:value="0.5098039216" calcext:value-type="float">
            <text:p>0.5098039216</text:p>
          </table:table-cell>
          <table:table-cell office:value-type="float" office:value="0.4642857143" calcext:value-type="float">
            <text:p>0.464285714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275862069" calcext:value-type="float">
            <text:p>0.275862069</text:p>
          </table:table-cell>
          <table:table-cell table:number-columns-repeated="2" office:value-type="float" office:value="0.511627907" calcext:value-type="float">
            <text:p>0.51162790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1739130435" calcext:value-type="float">
            <text:p>0.1739130435</text:p>
          </table:table-cell>
          <table:table-cell table:number-columns-repeated="2" office:value-type="float" office:value="0.2222222222" calcext:value-type="float">
            <text:p>0.222222222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2727272727" calcext:value-type="float">
            <text:p>0.272727272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3461538462" calcext:value-type="float">
            <text:p>0.3461538462</text:p>
          </table:table-cell>
          <table:table-cell office:value-type="float" office:value="0.3272727273" calcext:value-type="float">
            <text:p>0.327272727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1764705882" calcext:value-type="float">
            <text:p>0.1764705882</text:p>
          </table:table-cell>
          <table:table-cell office:value-type="float" office:value="0.2253521127" calcext:value-type="float">
            <text:p>0.22535211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2307692308" calcext:value-type="float">
            <text:p>0.230769230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4" calcext:value-type="float">
            <text:p>0.4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2564102564" calcext:value-type="float">
            <text:p>0.256410256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3703703704" calcext:value-type="float">
            <text:p>0.3703703704</text:p>
          </table:table-cell>
          <table:table-cell table:number-columns-repeated="2" office:value-type="float" office:value="0.3902439024" calcext:value-type="float">
            <text:p>0.390243902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75862069" calcext:value-type="float">
            <text:p>0.275862069</text:p>
          </table:table-cell>
          <table:table-cell table:number-columns-repeated="2" office:value-type="float" office:value="0.3157894737" calcext:value-type="float">
            <text:p>0.315789473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358974359" calcext:value-type="float">
            <text:p>0.358974359</text:p>
          </table:table-cell>
          <table:table-cell table:number-columns-repeated="2" office:value-type="float" office:value="0.2592592593" calcext:value-type="float">
            <text:p>0.259259259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4137931034" calcext:value-type="float">
            <text:p>0.4137931034</text:p>
          </table:table-cell>
          <table:table-cell office:value-type="float" office:value="0.3043478261" calcext:value-type="float">
            <text:p>0.3043478261</text:p>
          </table:table-cell>
          <table:table-cell office:value-type="float" office:value="0.2592592593" calcext:value-type="float">
            <text:p>0.259259259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2941176471" calcext:value-type="float">
            <text:p>0.2941176471</text:p>
          </table:table-cell>
          <table:table-cell table:number-columns-repeated="2" office:value-type="float" office:value="0.2666666667" calcext:value-type="float">
            <text:p>0.266666666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1764705882" calcext:value-type="float">
            <text:p>0.1764705882</text:p>
          </table:table-cell>
          <table:table-cell office:value-type="float" office:value="0.2380952381" calcext:value-type="float">
            <text:p>0.2380952381</text:p>
          </table:table-cell>
          <table:table-cell office:value-type="float" office:value="0.2325581395" calcext:value-type="float">
            <text:p>0.232558139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105263158" calcext:value-type="float">
            <text:p>0.210526315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2105263158" calcext:value-type="float">
            <text:p>0.2105263158</text:p>
          </table:table-cell>
          <table:table-cell table:number-columns-repeated="2" office:value-type="float" office:value="0.2307692308" calcext:value-type="float">
            <text:p>0.230769230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25" calcext:value-type="float">
            <text:p>0.25</text:p>
          </table:table-cell>
          <table:table-cell office:value-type="float" office:value="0.1818181818" calcext:value-type="float">
            <text:p>0.1818181818</text:p>
          </table:table-cell>
          <table:table-cell office:value-type="float" office:value="0.2173913043" calcext:value-type="float">
            <text:p>0.21739130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2857142857" calcext:value-type="float">
            <text:p>0.2857142857</text:p>
          </table:table-cell>
          <table:table-cell table:number-columns-repeated="2" office:value-type="float" office:value="0.2692307692" calcext:value-type="float">
            <text:p>0.269230769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3157894737" calcext:value-type="float">
            <text:p>0.3157894737</text:p>
          </table:table-cell>
          <table:table-cell table:number-columns-repeated="2" office:value-type="float" office:value="0.3846153846" calcext:value-type="float">
            <text:p>0.384615384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2666666667" calcext:value-type="float">
            <text:p>0.266666666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328358209" calcext:value-type="float">
            <text:p>0.32835820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2424242424" calcext:value-type="float">
            <text:p>0.2424242424</text:p>
          </table:table-cell>
          <table:table-cell office:value-type="float" office:value="0.3404255319" calcext:value-type="float">
            <text:p>0.3404255319</text:p>
          </table:table-cell>
          <table:table-cell office:value-type="float" office:value="0.3673469388" calcext:value-type="float">
            <text:p>0.367346938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2" calcext:value-type="float">
            <text:p>0.2</text:p>
          </table:table-cell>
          <table:table-cell office:value-type="float" office:value="0.1785714286" calcext:value-type="float">
            <text:p>0.178571428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" calcext:value-type="float">
            <text:p>0.2</text:p>
          </table:table-cell>
          <table:table-cell office:value-type="float" office:value="0.1971830986" calcext:value-type="float">
            <text:p>0.197183098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3636363636" calcext:value-type="float">
            <text:p>0.3636363636</text:p>
          </table:table-cell>
          <table:table-cell table:number-columns-repeated="2"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2857142857" calcext:value-type="float">
            <text:p>0.2857142857</text:p>
          </table:table-cell>
          <table:table-cell table:number-columns-repeated="2" office:value-type="float" office:value="0.2264150943" calcext:value-type="float">
            <text:p>0.226415094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769230769" calcext:value-type="float">
            <text:p>0.0769230769</text:p>
          </table:table-cell>
          <table:table-cell table:number-columns-repeated="2" office:value-type="float" office:value="0.1052631579" calcext:value-type="float">
            <text:p>0.105263157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1764705882" calcext:value-type="float">
            <text:p>0.1764705882</text:p>
          </table:table-cell>
          <table:table-cell table:number-columns-repeated="2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2" calcext:value-type="float">
            <text:p>0.2</text:p>
          </table:table-cell>
          <table:table-cell office:value-type="float" office:value="0.1739130435" calcext:value-type="float">
            <text:p>0.1739130435</text:p>
          </table:table-cell>
          <table:table-cell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1739130435" calcext:value-type="float">
            <text:p>0.1739130435</text:p>
          </table:table-cell>
          <table:table-cell office:value-type="float" office:value="0.1176470588" calcext:value-type="float">
            <text:p>0.1176470588</text:p>
          </table:table-cell>
          <table:table-cell office:value-type="float" office:value="0.0888888889" calcext:value-type="float">
            <text:p>0.088888888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818181818" calcext:value-type="float">
            <text:p>0.1818181818</text:p>
          </table:table-cell>
          <table:table-cell table:number-columns-repeated="2" office:value-type="float" office:value="0.1224489796" calcext:value-type="float">
            <text:p>0.122448979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4545454545" calcext:value-type="float">
            <text:p>0.4545454545</text:p>
          </table:table-cell>
          <table:table-cell office:value-type="float" office:value="0.3448275862" calcext:value-type="float">
            <text:p>0.3448275862</text:p>
          </table:table-cell>
          <table:table-cell office:value-type="float" office:value="0.3636363636" calcext:value-type="float">
            <text:p>0.363636363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4210526316" calcext:value-type="float">
            <text:p>0.4210526316</text:p>
          </table:table-cell>
          <table:table-cell table:number-columns-repeated="2" office:value-type="float" office:value="0.3636363636" calcext:value-type="float">
            <text:p>0.363636363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2727272727" calcext:value-type="float">
            <text:p>0.2727272727</text:p>
          </table:table-cell>
          <table:table-cell office:value-type="float" office:value="0.35" calcext:value-type="float">
            <text:p>0.35</text:p>
          </table:table-cell>
          <table:table-cell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6222222222" calcext:value-type="float">
            <text:p>0.622222222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2926829268" calcext:value-type="float">
            <text:p>0.2926829268</text:p>
          </table:table-cell>
          <table:table-cell table:number-columns-repeated="2"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3076923077" calcext:value-type="float">
            <text:p>0.3076923077</text:p>
          </table:table-cell>
          <table:table-cell office:value-type="float" office:value="0.3428571429" calcext:value-type="float">
            <text:p>0.3428571429</text:p>
          </table:table-cell>
          <table:table-cell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714285714" calcext:value-type="float">
            <text:p>0.0714285714</text:p>
          </table:table-cell>
          <table:table-cell table:number-columns-repeated="2" office:value-type="float" office:value="0.2564102564" calcext:value-type="float">
            <text:p>0.256410256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526315789" calcext:value-type="float">
            <text:p>0.0526315789</text:p>
          </table:table-cell>
          <table:table-cell office:value-type="float" office:value="0.4074074074" calcext:value-type="float">
            <text:p>0.407407407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380952381" calcext:value-type="float">
            <text:p>0.380952381</text:p>
          </table:table-cell>
          <table:table-cell table:number-columns-repeated="2" office:value-type="float" office:value="0.4333333333" calcext:value-type="float">
            <text:p>0.433333333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4444444444" calcext:value-type="float">
            <text:p>0.4444444444</text:p>
          </table:table-cell>
          <table:table-cell office:value-type="float" office:value="0.3783783784" calcext:value-type="float">
            <text:p>0.3783783784</text:p>
          </table:table-cell>
          <table:table-cell office:value-type="float" office:value="0.3255813953" calcext:value-type="float">
            <text:p>0.325581395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4137931034" calcext:value-type="float">
            <text:p>0.4137931034</text:p>
          </table:table-cell>
          <table:table-cell table:number-columns-repeated="2" office:value-type="float" office:value="0.4102564103" calcext:value-type="float">
            <text:p>0.410256410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818181818" calcext:value-type="float">
            <text:p>0.1818181818</text:p>
          </table:table-cell>
          <table:table-cell office:value-type="float" office:value="0.1694915254" calcext:value-type="float">
            <text:p>0.169491525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1176470588" calcext:value-type="float">
            <text:p>0.1176470588</text:p>
          </table:table-cell>
          <table:table-cell office:value-type="float" office:value="0.1777777778" calcext:value-type="float">
            <text:p>0.1777777778</text:p>
          </table:table-cell>
          <table:table-cell office:value-type="float" office:value="0.1739130435" calcext:value-type="float">
            <text:p>0.173913043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2142857143" calcext:value-type="float">
            <text:p>0.2142857143</text:p>
          </table:table-cell>
          <table:table-cell table:number-columns-repeated="2" office:value-type="float" office:value="0.5581395349" calcext:value-type="float">
            <text:p>0.558139534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3571428571" calcext:value-type="float">
            <text:p>0.357142857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2926829268" calcext:value-type="float">
            <text:p>0.292682926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1333333333" calcext:value-type="float">
            <text:p>0.1333333333</text:p>
          </table:table-cell>
          <table:table-cell table:number-columns-repeated="2" office:value-type="float" office:value="0.2916666667" calcext:value-type="float">
            <text:p>0.291666666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1212121212" calcext:value-type="float">
            <text:p>0.1212121212</text:p>
          </table:table-cell>
          <table:table-cell table:number-columns-repeated="2" office:value-type="float" office:value="0.1090909091" calcext:value-type="float">
            <text:p>0.109090909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0.1818181818" calcext:value-type="float">
            <text:p>0.1818181818</text:p>
          </table:table-cell>
          <table:table-cell office:value-type="float" office:value="0.170212766" calcext:value-type="float">
            <text:p>0.17021276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2580645161" calcext:value-type="float">
            <text:p>0.2580645161</text:p>
          </table:table-cell>
          <table:table-cell table:number-columns-repeated="2" office:value-type="float" office:value="0.1428571429" calcext:value-type="float">
            <text:p>0.142857142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45098039" calcext:value-type="float">
            <text:p>0.2745098039</text:p>
          </table:table-cell>
          <table:table-cell office:value-type="float" office:value="0.2711864407" calcext:value-type="float">
            <text:p>0.271186440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769230769" calcext:value-type="float">
            <text:p>0.276923076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0.3829787234" calcext:value-type="float">
            <text:p>0.382978723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347826087" calcext:value-type="float">
            <text:p>0.347826087</text:p>
          </table:table-cell>
          <table:table-cell table:number-columns-repeated="2" office:value-type="float" office:value="0.2580645161" calcext:value-type="float">
            <text:p>0.258064516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2068965517" calcext:value-type="float">
            <text:p>0.2068965517</text:p>
          </table:table-cell>
          <table:table-cell table:number-columns-repeated="2" office:value-type="float" office:value="0.1764705882" calcext:value-type="float">
            <text:p>0.176470588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2142857143" calcext:value-type="float">
            <text:p>0.2142857143</text:p>
          </table:table-cell>
          <table:table-cell table:number-columns-repeated="2" office:value-type="float" office:value="0.1224489796" calcext:value-type="float">
            <text:p>0.122448979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2" calcext:value-type="float">
            <text:p>0.2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4117647059" calcext:value-type="float">
            <text:p>0.4117647059</text:p>
          </table:table-cell>
          <table:table-cell table:number-columns-repeated="2" office:value-type="float" office:value="0.3846153846" calcext:value-type="float">
            <text:p>0.384615384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242424242" calcext:value-type="float">
            <text:p>0.4242424242</text:p>
          </table:table-cell>
          <table:table-cell table:number-columns-repeated="2" office:value-type="float" office:value="0.380952381" calcext:value-type="float">
            <text:p>0.38095238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1379310345" calcext:value-type="float">
            <text:p>0.137931034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2857142857" calcext:value-type="float">
            <text:p>0.2857142857</text:p>
          </table:table-cell>
          <table:table-cell table:number-columns-repeated="2" office:value-type="float" office:value="0.3043478261" calcext:value-type="float">
            <text:p>0.304347826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952380952" calcext:value-type="float">
            <text:p>0.0952380952</text:p>
          </table:table-cell>
          <table:table-cell table:number-columns-repeated="2"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076923077" calcext:value-type="float">
            <text:p>0.3076923077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2" calcext:value-type="float">
            <text:p>0.2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636363636" calcext:value-type="float">
            <text:p>0.363636363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2068965517" calcext:value-type="float">
            <text:p>0.2068965517</text:p>
          </table:table-cell>
          <table:table-cell table:number-columns-repeated="2"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1333333333" calcext:value-type="float">
            <text:p>0.1333333333</text:p>
          </table:table-cell>
          <table:table-cell office:value-type="float" office:value="0.3050847458" calcext:value-type="float">
            <text:p>0.3050847458</text:p>
          </table:table-cell>
          <table:table-cell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4242424242" calcext:value-type="float">
            <text:p>0.4242424242</text:p>
          </table:table-cell>
          <table:table-cell office:value-type="float" office:value="0.3181818182" calcext:value-type="float">
            <text:p>0.3181818182</text:p>
          </table:table-cell>
          <table:table-cell office:value-type="float" office:value="0.2916666667" calcext:value-type="float">
            <text:p>0.291666666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4166666667" calcext:value-type="float">
            <text:p>0.4166666667</text:p>
          </table:table-cell>
          <table:table-cell table:number-columns-repeated="2"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2702702703" calcext:value-type="float">
            <text:p>0.2702702703</text:p>
          </table:table-cell>
          <table:table-cell table:number-columns-repeated="2" office:value-type="float" office:value="0.2264150943" calcext:value-type="float">
            <text:p>0.226415094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1818181818" calcext:value-type="float">
            <text:p>0.1818181818</text:p>
          </table:table-cell>
          <table:table-cell table:number-columns-repeated="2" office:value-type="float" office:value="0.1714285714" calcext:value-type="float">
            <text:p>0.17142857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" office:value-type="float" office:value="0.4166666667" calcext:value-type="float">
            <text:p>0.416666666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2380952381" calcext:value-type="float">
            <text:p>0.2380952381</text:p>
          </table:table-cell>
          <table:table-cell office:value-type="float" office:value="0.2272727273" calcext:value-type="float">
            <text:p>0.227272727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869565217" calcext:value-type="float">
            <text:p>0.0869565217</text:p>
          </table:table-cell>
          <table:table-cell table:number-columns-repeated="2" office:value-type="float" office:value="0.1212121212" calcext:value-type="float">
            <text:p>0.121212121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538461538" calcext:value-type="float">
            <text:p>0.153846153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1860465116" calcext:value-type="float">
            <text:p>0.1860465116</text:p>
          </table:table-cell>
          <table:table-cell office:value-type="float" office:value="0.1568627451" calcext:value-type="float">
            <text:p>0.15686274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24" calcext:value-type="float">
            <text:p>0.24</text:p>
          </table:table-cell>
          <table:table-cell office:value-type="float" office:value="0.4285714286" calcext:value-type="float">
            <text:p>0.4285714286</text:p>
          </table:table-cell>
          <table:table-cell office:value-type="float" office:value="0.4186046512" calcext:value-type="float">
            <text:p>0.418604651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1111111111" calcext:value-type="float">
            <text:p>0.1111111111</text:p>
          </table:table-cell>
          <table:table-cell table:number-columns-repeated="2" office:value-type="float" office:value="0.0869565217" calcext:value-type="float">
            <text:p>0.086956521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3255813953" calcext:value-type="float">
            <text:p>0.3255813953</text:p>
          </table:table-cell>
          <table:table-cell office:value-type="float" office:value="0.3181818182" calcext:value-type="float">
            <text:p>0.318181818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3773584906" calcext:value-type="float">
            <text:p>0.3773584906</text:p>
          </table:table-cell>
          <table:table-cell office:value-type="float" office:value="0.3571428571" calcext:value-type="float">
            <text:p>0.357142857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3684210526" calcext:value-type="float">
            <text:p>0.3684210526</text:p>
          </table:table-cell>
          <table:table-cell office:value-type="float" office:value="0.3076923077" calcext:value-type="float">
            <text:p>0.3076923077</text:p>
          </table:table-cell>
          <table:table-cell office:value-type="float" office:value="0.2962962963" calcext:value-type="float">
            <text:p>0.296296296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3703703704" calcext:value-type="float">
            <text:p>0.3703703704</text:p>
          </table:table-cell>
          <table:table-cell table:number-columns-repeated="2" office:value-type="float" office:value="0.406779661" calcext:value-type="float">
            <text:p>0.40677966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2941176471" calcext:value-type="float">
            <text:p>0.2941176471</text:p>
          </table:table-cell>
          <table:table-cell table:number-columns-repeated="2" office:value-type="float" office:value="0.347826087" calcext:value-type="float">
            <text:p>0.34782608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4137931034" calcext:value-type="float">
            <text:p>0.4137931034</text:p>
          </table:table-cell>
          <table:table-cell office:value-type="float" office:value="0.3414634146" calcext:value-type="float">
            <text:p>0.3414634146</text:p>
          </table:table-cell>
          <table:table-cell office:value-type="float" office:value="0.3333333333" calcext:value-type="float">
            <text:p>0.333333333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857142857" calcext:value-type="float">
            <text:p>0.285714285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5789473684" calcext:value-type="float">
            <text:p>0.5789473684</text:p>
          </table:table-cell>
          <table:table-cell office:value-type="float" office:value="0.4406779661" calcext:value-type="float">
            <text:p>0.4406779661</text:p>
          </table:table-cell>
          <table:table-cell office:value-type="float" office:value="0.4333333333" calcext:value-type="float">
            <text:p>0.433333333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2727272727" calcext:value-type="float">
            <text:p>0.2727272727</text:p>
          </table:table-cell>
          <table:table-cell office:value-type="float" office:value="0.4179104478" calcext:value-type="float">
            <text:p>0.4179104478</text:p>
          </table:table-cell>
          <table:table-cell office:value-type="float" office:value="0.3835616438" calcext:value-type="float">
            <text:p>0.383561643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538461538" calcext:value-type="float">
            <text:p>0.153846153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769230769" calcext:value-type="float">
            <text:p>0.0769230769</text:p>
          </table:table-cell>
          <table:table-cell table:number-columns-repeated="2" office:value-type="float" office:value="0.1081081081" calcext:value-type="float">
            <text:p>0.108108108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3684210526" calcext:value-type="float">
            <text:p>0.3684210526</text:p>
          </table:table-cell>
          <table:table-cell table:number-columns-repeated="2" office:value-type="float" office:value="0.2033898305" calcext:value-type="float">
            <text:p>0.203389830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2702702703" calcext:value-type="float">
            <text:p>0.2702702703</text:p>
          </table:table-cell>
          <table:table-cell table:number-columns-repeated="2" office:value-type="float" office:value="0.2790697674" calcext:value-type="float">
            <text:p>0.279069767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2608695652" calcext:value-type="float">
            <text:p>0.2608695652</text:p>
          </table:table-cell>
          <table:table-cell table:number-columns-repeated="2" office:value-type="float" office:value="0.1764705882" calcext:value-type="float">
            <text:p>0.176470588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4137931034" calcext:value-type="float">
            <text:p>0.4137931034</text:p>
          </table:table-cell>
          <table:table-cell office:value-type="float" office:value="0.3414634146" calcext:value-type="float">
            <text:p>0.3414634146</text:p>
          </table:table-cell>
          <table:table-cell office:value-type="float" office:value="0.3255813953" calcext:value-type="float">
            <text:p>0.325581395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3243243243" calcext:value-type="float">
            <text:p>0.3243243243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1782178218" calcext:value-type="float">
            <text:p>0.17821782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1904761905" calcext:value-type="float">
            <text:p>0.1904761905</text:p>
          </table:table-cell>
          <table:table-cell table:number-columns-repeated="2" office:value-type="float" office:value="0.3728813559" calcext:value-type="float">
            <text:p>0.372881355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210526316" calcext:value-type="float">
            <text:p>0.42105263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5454545455" calcext:value-type="float">
            <text:p>0.5454545455</text:p>
          </table:table-cell>
          <table:table-cell office:value-type="float" office:value="0.4545454545" calcext:value-type="float">
            <text:p>0.4545454545</text:p>
          </table:table-cell>
          <table:table-cell office:value-type="float" office:value="0.4255319149" calcext:value-type="float">
            <text:p>0.425531914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.1818181818" calcext:value-type="float">
            <text:p>0.1818181818</text:p>
          </table:table-cell>
          <table:table-cell office:value-type="float" office:value="0.2051282051" calcext:value-type="float">
            <text:p>0.20512820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4285714286" calcext:value-type="float">
            <text:p>0.4285714286</text:p>
          </table:table-cell>
          <table:table-cell table:number-columns-repeated="2" office:value-type="float" office:value="0.3870967742" calcext:value-type="float">
            <text:p>0.387096774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80645161" calcext:value-type="float">
            <text:p>0.258064516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303030303" calcext:value-type="float">
            <text:p>0.303030303</text:p>
          </table:table-cell>
          <table:table-cell office:value-type="float" office:value="0.3076923077" calcext:value-type="float">
            <text:p>0.3076923077</text:p>
          </table:table-cell>
          <table:table-cell office:value-type="float" office:value="0.2790697674" calcext:value-type="float">
            <text:p>0.279069767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4137931034" calcext:value-type="float">
            <text:p>0.4137931034</text:p>
          </table:table-cell>
          <table:table-cell office:value-type="float" office:value="0.350877193" calcext:value-type="float">
            <text:p>0.350877193</text:p>
          </table:table-cell>
          <table:table-cell office:value-type="float" office:value="0.3389830508" calcext:value-type="float">
            <text:p>0.338983050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2545454545" calcext:value-type="float">
            <text:p>0.2545454545</text:p>
          </table:table-cell>
          <table:table-cell office:value-type="float" office:value="0.2413793103" calcext:value-type="float">
            <text:p>0.241379310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2222222222" calcext:value-type="float">
            <text:p>0.2222222222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4:56:34.714510308</meta:creation-date>
    <dc:date>2019-05-22T18:01:23.133404154</dc:date>
    <meta:editing-duration>PT1H15M11S</meta:editing-duration>
    <meta:editing-cycles>7</meta:editing-cycles>
    <meta:generator>LibreOffice/5.1.6.2$Linux_X86_64 LibreOffice_project/10m0$Build-2</meta:generator>
    <meta:document-statistic meta:table-count="1" meta:cell-count="3239" meta:object-count="0"/>
  </office:meta>
</office:document-meta>
</file>